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>
            <text:p>Note</text:p>
          </table:table-cell>
          <table:table-cell table:style-name="ce1" office:value-type="string">
            <text:p>Hz</text:p>
          </table:table-cell>
          <table:table-cell office:value-type="string">
            <text:p>Period</text:p>
          </table:table-cell>
          <table:table-cell office:value-type="float" office:value="125000">
            <text:p>125000</text:p>
          </table:table-cell>
          <table:table-cell office:value-type="string">
            <text:p>Count</text:p>
          </table:table-cell>
          <table:table-cell office:value-type="string">
            <text:p>Frequency result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0</text:p>
          </table:table-cell>
          <table:table-cell table:style-name="ce1" office:value-type="float" office:value="16.35">
            <text:p>16.35</text:p>
          </table:table-cell>
          <table:table-cell table:formula="of:=1/[.B2]" office:value-type="float" office:value="0.0611620795107034">
            <text:p>0.0611620795</text:p>
          </table:table-cell>
          <table:table-cell table:formula="of:=[.C2]/(1/[.$D$1])" office:value-type="float" office:value="7645.25993883792">
            <text:p>7645.2599388379</text:p>
          </table:table-cell>
          <table:table-cell table:formula="of:=ROUND([.D2]*2;0)" office:value-type="float" office:value="15291">
            <text:p>15291</text:p>
          </table:table-cell>
          <table:table-cell table:formula="of:=(1/([.E2]/[.$D$1]))*2" office:value-type="float" office:value="16.3494866261199">
            <text:p>16.3494866261</text:p>
          </table:table-cell>
          <table:table-cell table:formula="of:=(([.F2]-[.B2])/[.B2])*100" office:value-type="float" office:value="-0.00313990140710029">
            <text:p>-0.003139901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C#0/Db0 </text:p>
          </table:table-cell>
          <table:table-cell table:style-name="ce1" office:value-type="float" office:value="17.32">
            <text:p>17.32</text:p>
          </table:table-cell>
          <table:table-cell table:formula="of:=1/[.B3]" office:value-type="float" office:value="0.0577367205542725">
            <text:p>0.0577367206</text:p>
          </table:table-cell>
          <table:table-cell table:formula="of:=[.C3]/(1/[.$D$1])" office:value-type="float" office:value="7217.09006928407">
            <text:p>7217.0900692841</text:p>
          </table:table-cell>
          <table:table-cell table:formula="of:=ROUND([.D3]*2;0)" office:value-type="float" office:value="14434">
            <text:p>14434</text:p>
          </table:table-cell>
          <table:table-cell table:formula="of:=(1/([.E3]/[.$D$1]))*2" office:value-type="float" office:value="17.3202161562976">
            <text:p>17.3202161563</text:p>
          </table:table-cell>
          <table:table-cell table:formula="of:=(([.F3]-[.B3])/[.B3])*100" office:value-type="float" office:value="0.00124801557522549">
            <text:p>0.001248015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0</text:p>
          </table:table-cell>
          <table:table-cell table:style-name="ce1" office:value-type="float" office:value="18.35">
            <text:p>18.35</text:p>
          </table:table-cell>
          <table:table-cell table:formula="of:=1/[.B4]" office:value-type="float" office:value="0.0544959128065395">
            <text:p>0.0544959128</text:p>
          </table:table-cell>
          <table:table-cell table:formula="of:=[.C4]/(1/[.$D$1])" office:value-type="float" office:value="6811.98910081744">
            <text:p>6811.9891008174</text:p>
          </table:table-cell>
          <table:table-cell table:formula="of:=ROUND([.D4]*2;0)" office:value-type="float" office:value="13624">
            <text:p>13624</text:p>
          </table:table-cell>
          <table:table-cell table:formula="of:=(1/([.E4]/[.$D$1]))*2" office:value-type="float" office:value="18.349970640047">
            <text:p>18.34997064</text:p>
          </table:table-cell>
          <table:table-cell table:formula="of:=(([.F4]-[.B4])/[.B4])*100" office:value-type="float" office:value="-0.000159999744006653">
            <text:p>-0.000159999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D#0/Eb0 </text:p>
          </table:table-cell>
          <table:table-cell table:style-name="ce1" office:value-type="float" office:value="19.45">
            <text:p>19.45</text:p>
          </table:table-cell>
          <table:table-cell table:formula="of:=1/[.B5]" office:value-type="float" office:value="0.051413881748072">
            <text:p>0.0514138817</text:p>
          </table:table-cell>
          <table:table-cell table:formula="of:=[.C5]/(1/[.$D$1])" office:value-type="float" office:value="6426.735218509">
            <text:p>6426.735218509</text:p>
          </table:table-cell>
          <table:table-cell table:formula="of:=ROUND([.D5]*2;0)" office:value-type="float" office:value="12853">
            <text:p>12853</text:p>
          </table:table-cell>
          <table:table-cell table:formula="of:=(1/([.E5]/[.$D$1]))*2" office:value-type="float" office:value="19.4507118960554">
            <text:p>19.4507118961</text:p>
          </table:table-cell>
          <table:table-cell table:formula="of:=(([.F5]-[.B5])/[.B5])*100" office:value-type="float" office:value="0.00366013396090494">
            <text:p>0.00366013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E0</text:p>
          </table:table-cell>
          <table:table-cell table:style-name="ce1" office:value-type="float" office:value="20.6">
            <text:p>20.6</text:p>
          </table:table-cell>
          <table:table-cell table:formula="of:=1/[.B6]" office:value-type="float" office:value="0.0485436893203883">
            <text:p>0.0485436893</text:p>
          </table:table-cell>
          <table:table-cell table:formula="of:=[.C6]/(1/[.$D$1])" office:value-type="float" office:value="6067.96116504854">
            <text:p>6067.9611650486</text:p>
          </table:table-cell>
          <table:table-cell table:formula="of:=ROUND([.D6]*2;0)" office:value-type="float" office:value="12136">
            <text:p>12136</text:p>
          </table:table-cell>
          <table:table-cell table:formula="of:=(1/([.E6]/[.$D$1]))*2" office:value-type="float" office:value="20.5998681608438">
            <text:p>20.5998681608</text:p>
          </table:table-cell>
          <table:table-cell table:formula="of:=(([.F6]-[.B6])/[.B6])*100" office:value-type="float" office:value="-0.000639995904022369">
            <text:p>-0.000639995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F0</text:p>
          </table:table-cell>
          <table:table-cell table:style-name="ce1" office:value-type="float" office:value="21.83">
            <text:p>21.83</text:p>
          </table:table-cell>
          <table:table-cell table:formula="of:=1/[.B7]" office:value-type="float" office:value="0.0458085203847916">
            <text:p>0.0458085204</text:p>
          </table:table-cell>
          <table:table-cell table:formula="of:=[.C7]/(1/[.$D$1])" office:value-type="float" office:value="5726.06504809895">
            <text:p>5726.065048099</text:p>
          </table:table-cell>
          <table:table-cell table:formula="of:=ROUND([.D7]*2;0)" office:value-type="float" office:value="11452">
            <text:p>11452</text:p>
          </table:table-cell>
          <table:table-cell table:formula="of:=(1/([.E7]/[.$D$1]))*2" office:value-type="float" office:value="21.8302479916172">
            <text:p>21.8302479916</text:p>
          </table:table-cell>
          <table:table-cell table:formula="of:=(([.F7]-[.B7])/[.B7])*100" office:value-type="float" office:value="0.00113601290511439">
            <text:p>0.001136012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F#0/Gb0 </text:p>
          </table:table-cell>
          <table:table-cell table:style-name="ce1" office:value-type="float" office:value="23.12">
            <text:p>23.12</text:p>
          </table:table-cell>
          <table:table-cell table:formula="of:=1/[.B8]" office:value-type="float" office:value="0.0432525951557093">
            <text:p>0.0432525952</text:p>
          </table:table-cell>
          <table:table-cell table:formula="of:=[.C8]/(1/[.$D$1])" office:value-type="float" office:value="5406.57439446367">
            <text:p>5406.5743944637</text:p>
          </table:table-cell>
          <table:table-cell table:formula="of:=ROUND([.D8]*2;0)" office:value-type="float" office:value="10813">
            <text:p>10813</text:p>
          </table:table-cell>
          <table:table-cell table:formula="of:=(1/([.E8]/[.$D$1]))*2" office:value-type="float" office:value="23.1203181355775">
            <text:p>23.1203181356</text:p>
          </table:table-cell>
          <table:table-cell table:formula="of:=(([.F8]-[.B8])/[.B8])*100" office:value-type="float" office:value="0.0013760189340134">
            <text:p>0.001376018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0</text:p>
          </table:table-cell>
          <table:table-cell table:style-name="ce1" office:value-type="float" office:value="24.5">
            <text:p>24.5</text:p>
          </table:table-cell>
          <table:table-cell table:formula="of:=1/[.B9]" office:value-type="float" office:value="0.0408163265306122">
            <text:p>0.0408163265</text:p>
          </table:table-cell>
          <table:table-cell table:formula="of:=[.C9]/(1/[.$D$1])" office:value-type="float" office:value="5102.04081632653">
            <text:p>5102.0408163265</text:p>
          </table:table-cell>
          <table:table-cell table:formula="of:=ROUND([.D9]*2;0)" office:value-type="float" office:value="10204">
            <text:p>10204</text:p>
          </table:table-cell>
          <table:table-cell table:formula="of:=(1/([.E9]/[.$D$1]))*2" office:value-type="float" office:value="24.500196001568">
            <text:p>24.5001960016</text:p>
          </table:table-cell>
          <table:table-cell table:formula="of:=(([.F9]-[.B9])/[.B9])*100" office:value-type="float" office:value="0.000800006400057248">
            <text:p>0.000800006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G#0/Ab0 </text:p>
          </table:table-cell>
          <table:table-cell table:style-name="ce1" office:value-type="float" office:value="25.96">
            <text:p>25.96</text:p>
          </table:table-cell>
          <table:table-cell table:formula="of:=1/[.B10]" office:value-type="float" office:value="0.0385208012326656">
            <text:p>0.0385208012</text:p>
          </table:table-cell>
          <table:table-cell table:formula="of:=[.C10]/(1/[.$D$1])" office:value-type="float" office:value="4815.10015408321">
            <text:p>4815.1001540832</text:p>
          </table:table-cell>
          <table:table-cell table:formula="of:=ROUND([.D10]*2;0)" office:value-type="float" office:value="9630">
            <text:p>9630</text:p>
          </table:table-cell>
          <table:table-cell table:formula="of:=(1/([.E10]/[.$D$1]))*2" office:value-type="float" office:value="25.9605399792316">
            <text:p>25.9605399792</text:p>
          </table:table-cell>
          <table:table-cell table:formula="of:=(([.F10]-[.B10])/[.B10])*100" office:value-type="float" office:value="0.00208004326490203">
            <text:p>0.002080043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0</text:p>
          </table:table-cell>
          <table:table-cell table:style-name="ce1" office:value-type="float" office:value="27.5">
            <text:p>27.5</text:p>
          </table:table-cell>
          <table:table-cell table:formula="of:=1/[.B11]" office:value-type="float" office:value="0.0363636363636364">
            <text:p>0.0363636364</text:p>
          </table:table-cell>
          <table:table-cell table:formula="of:=[.C11]/(1/[.$D$1])" office:value-type="float" office:value="4545.45454545455">
            <text:p>4545.4545454546</text:p>
          </table:table-cell>
          <table:table-cell table:formula="of:=ROUND([.D11]*2;0)" office:value-type="float" office:value="9091">
            <text:p>9091</text:p>
          </table:table-cell>
          <table:table-cell table:formula="of:=(1/([.E11]/[.$D$1]))*2" office:value-type="float" office:value="27.49972500275">
            <text:p>27.4997250028</text:p>
          </table:table-cell>
          <table:table-cell table:formula="of:=(([.F11]-[.B11])/[.B11])*100" office:value-type="float" office:value="-0.000999990000100194">
            <text:p>-0.0009999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A#0/Bb0 </text:p>
          </table:table-cell>
          <table:table-cell table:style-name="ce1" office:value-type="float" office:value="29.14">
            <text:p>29.14</text:p>
          </table:table-cell>
          <table:table-cell table:formula="of:=1/[.B12]" office:value-type="float" office:value="0.0343170899107756">
            <text:p>0.0343170899</text:p>
          </table:table-cell>
          <table:table-cell table:formula="of:=[.C12]/(1/[.$D$1])" office:value-type="float" office:value="4289.63623884695">
            <text:p>4289.636238847</text:p>
          </table:table-cell>
          <table:table-cell table:formula="of:=ROUND([.D12]*2;0)" office:value-type="float" office:value="8579">
            <text:p>8579</text:p>
          </table:table-cell>
          <table:table-cell table:formula="of:=(1/([.E12]/[.$D$1]))*2" office:value-type="float" office:value="29.1409255157944">
            <text:p>29.1409255158</text:p>
          </table:table-cell>
          <table:table-cell table:formula="of:=(([.F12]-[.B12])/[.B12])*100" office:value-type="float" office:value="0.00317610087296478">
            <text:p>0.003176100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0</text:p>
          </table:table-cell>
          <table:table-cell table:style-name="ce1" office:value-type="float" office:value="30.87">
            <text:p>30.87</text:p>
          </table:table-cell>
          <table:table-cell table:formula="of:=1/[.B13]" office:value-type="float" office:value="0.0323939099449304">
            <text:p>0.0323939099</text:p>
          </table:table-cell>
          <table:table-cell table:formula="of:=[.C13]/(1/[.$D$1])" office:value-type="float" office:value="4049.23874311629">
            <text:p>4049.2387431163</text:p>
          </table:table-cell>
          <table:table-cell table:formula="of:=ROUND([.D13]*2;0)" office:value-type="float" office:value="8098">
            <text:p>8098</text:p>
          </table:table-cell>
          <table:table-cell table:formula="of:=(1/([.E13]/[.$D$1]))*2" office:value-type="float" office:value="30.8718202025191">
            <text:p>30.8718202025</text:p>
          </table:table-cell>
          <table:table-cell table:formula="of:=(([.F13]-[.B13])/[.B13])*100" office:value-type="float" office:value="0.00589634764866015">
            <text:p>0.005896347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1</text:p>
          </table:table-cell>
          <table:table-cell table:style-name="ce1" office:value-type="float" office:value="32.7">
            <text:p>32.7</text:p>
          </table:table-cell>
          <table:table-cell table:formula="of:=1/[.B14]" office:value-type="float" office:value="0.0305810397553517">
            <text:p>0.0305810398</text:p>
          </table:table-cell>
          <table:table-cell table:formula="of:=[.C14]/(1/[.$D$1])" office:value-type="float" office:value="3822.62996941896">
            <text:p>3822.629969419</text:p>
          </table:table-cell>
          <table:table-cell table:formula="of:=ROUND([.D14]*2;0)" office:value-type="float" office:value="7645">
            <text:p>7645</text:p>
          </table:table-cell>
          <table:table-cell table:formula="of:=(1/([.E14]/[.$D$1]))*2" office:value-type="float" office:value="32.7011118378025">
            <text:p>32.7011118378</text:p>
          </table:table-cell>
          <table:table-cell table:formula="of:=(([.F14]-[.B14])/[.B14])*100" office:value-type="float" office:value="0.00340011560392431">
            <text:p>0.003400115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C#1/Db1 </text:p>
          </table:table-cell>
          <table:table-cell table:style-name="ce1" office:value-type="float" office:value="34.65">
            <text:p>34.65</text:p>
          </table:table-cell>
          <table:table-cell table:formula="of:=1/[.B15]" office:value-type="float" office:value="0.0288600288600289">
            <text:p>0.0288600289</text:p>
          </table:table-cell>
          <table:table-cell table:formula="of:=[.C15]/(1/[.$D$1])" office:value-type="float" office:value="3607.50360750361">
            <text:p>3607.5036075036</text:p>
          </table:table-cell>
          <table:table-cell table:formula="of:=ROUND([.D15]*2;0)" office:value-type="float" office:value="7215">
            <text:p>7215</text:p>
          </table:table-cell>
          <table:table-cell table:formula="of:=(1/([.E15]/[.$D$1]))*2" office:value-type="float" office:value="34.6500346500346">
            <text:p>34.65003465</text:p>
          </table:table-cell>
          <table:table-cell table:formula="of:=(([.F15]-[.B15])/[.B15])*100" office:value-type="float" office:value="0.000100000099998645">
            <text:p>0.000100000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1</text:p>
          </table:table-cell>
          <table:table-cell table:style-name="ce1" office:value-type="float" office:value="36.71">
            <text:p>36.71</text:p>
          </table:table-cell>
          <table:table-cell table:formula="of:=1/[.B16]" office:value-type="float" office:value="0.0272405339144647">
            <text:p>0.0272405339</text:p>
          </table:table-cell>
          <table:table-cell table:formula="of:=[.C16]/(1/[.$D$1])" office:value-type="float" office:value="3405.06673930809">
            <text:p>3405.0667393081</text:p>
          </table:table-cell>
          <table:table-cell table:formula="of:=ROUND([.D16]*2;0)" office:value-type="float" office:value="6810">
            <text:p>6810</text:p>
          </table:table-cell>
          <table:table-cell table:formula="of:=(1/([.E16]/[.$D$1]))*2" office:value-type="float" office:value="36.7107195301028">
            <text:p>36.7107195301</text:p>
          </table:table-cell>
          <table:table-cell table:formula="of:=(([.F16]-[.B16])/[.B16])*100" office:value-type="float" office:value="0.00196003841675843">
            <text:p>0.001960038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D#1/Eb1 </text:p>
          </table:table-cell>
          <table:table-cell table:style-name="ce1" office:value-type="float" office:value="38.89">
            <text:p>38.89</text:p>
          </table:table-cell>
          <table:table-cell table:formula="of:=1/[.B17]" office:value-type="float" office:value="0.0257135510413988">
            <text:p>0.025713551</text:p>
          </table:table-cell>
          <table:table-cell table:formula="of:=[.C17]/(1/[.$D$1])" office:value-type="float" office:value="3214.19388017485">
            <text:p>3214.1938801749</text:p>
          </table:table-cell>
          <table:table-cell table:formula="of:=ROUND([.D17]*2;0)" office:value-type="float" office:value="6428">
            <text:p>6428</text:p>
          </table:table-cell>
          <table:table-cell table:formula="of:=(1/([.E17]/[.$D$1]))*2" office:value-type="float" office:value="38.8923459863099">
            <text:p>38.8923459863</text:p>
          </table:table-cell>
          <table:table-cell table:formula="of:=(([.F17]-[.B17])/[.B17])*100" office:value-type="float" office:value="0.00603236387219798">
            <text:p>0.006032363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E1</text:p>
          </table:table-cell>
          <table:table-cell table:style-name="ce1" office:value-type="float" office:value="41.2">
            <text:p>41.2</text:p>
          </table:table-cell>
          <table:table-cell table:formula="of:=1/[.B18]" office:value-type="float" office:value="0.0242718446601942">
            <text:p>0.0242718447</text:p>
          </table:table-cell>
          <table:table-cell table:formula="of:=[.C18]/(1/[.$D$1])" office:value-type="float" office:value="3033.98058252427">
            <text:p>3033.9805825243</text:p>
          </table:table-cell>
          <table:table-cell table:formula="of:=ROUND([.D18]*2;0)" office:value-type="float" office:value="6068">
            <text:p>6068</text:p>
          </table:table-cell>
          <table:table-cell table:formula="of:=(1/([.E18]/[.$D$1]))*2" office:value-type="float" office:value="41.1997363216875">
            <text:p>41.1997363217</text:p>
          </table:table-cell>
          <table:table-cell table:formula="of:=(([.F18]-[.B18])/[.B18])*100" office:value-type="float" office:value="-0.000639995904022369">
            <text:p>-0.000639995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F1</text:p>
          </table:table-cell>
          <table:table-cell table:style-name="ce1" office:value-type="float" office:value="43.65">
            <text:p>43.65</text:p>
          </table:table-cell>
          <table:table-cell table:formula="of:=1/[.B19]" office:value-type="float" office:value="0.0229095074455899">
            <text:p>0.0229095074</text:p>
          </table:table-cell>
          <table:table-cell table:formula="of:=[.C19]/(1/[.$D$1])" office:value-type="float" office:value="2863.68843069874">
            <text:p>2863.6884306987</text:p>
          </table:table-cell>
          <table:table-cell table:formula="of:=ROUND([.D19]*2;0)" office:value-type="float" office:value="5727">
            <text:p>5727</text:p>
          </table:table-cell>
          <table:table-cell table:formula="of:=(1/([.E19]/[.$D$1]))*2" office:value-type="float" office:value="43.6528723590012">
            <text:p>43.652872359</text:p>
          </table:table-cell>
          <table:table-cell table:formula="of:=(([.F19]-[.B19])/[.B19])*100" office:value-type="float" office:value="0.00658043299249347">
            <text:p>0.00658043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F#1/Gb1 </text:p>
          </table:table-cell>
          <table:table-cell table:style-name="ce1" office:value-type="float" office:value="46.25">
            <text:p>46.25</text:p>
          </table:table-cell>
          <table:table-cell table:formula="of:=1/[.B20]" office:value-type="float" office:value="0.0216216216216216">
            <text:p>0.0216216216</text:p>
          </table:table-cell>
          <table:table-cell table:formula="of:=[.C20]/(1/[.$D$1])" office:value-type="float" office:value="2702.7027027027">
            <text:p>2702.7027027027</text:p>
          </table:table-cell>
          <table:table-cell table:formula="of:=ROUND([.D20]*2;0)" office:value-type="float" office:value="5405">
            <text:p>5405</text:p>
          </table:table-cell>
          <table:table-cell table:formula="of:=(1/([.E20]/[.$D$1]))*2" office:value-type="float" office:value="46.2534690101758">
            <text:p>46.2534690102</text:p>
          </table:table-cell>
          <table:table-cell table:formula="of:=(([.F20]-[.B20])/[.B20])*100" office:value-type="float" office:value="0.00750056254219089">
            <text:p>0.007500562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1</text:p>
          </table:table-cell>
          <table:table-cell table:style-name="ce1" office:value-type="float" office:value="49">
            <text:p>49</text:p>
          </table:table-cell>
          <table:table-cell table:formula="of:=1/[.B21]" office:value-type="float" office:value="0.0204081632653061">
            <text:p>0.0204081633</text:p>
          </table:table-cell>
          <table:table-cell table:formula="of:=[.C21]/(1/[.$D$1])" office:value-type="float" office:value="2551.02040816327">
            <text:p>2551.0204081633</text:p>
          </table:table-cell>
          <table:table-cell table:formula="of:=ROUND([.D21]*2;0)" office:value-type="float" office:value="5102">
            <text:p>5102</text:p>
          </table:table-cell>
          <table:table-cell table:formula="of:=(1/([.E21]/[.$D$1]))*2" office:value-type="float" office:value="49.000392003136">
            <text:p>49.0003920031</text:p>
          </table:table-cell>
          <table:table-cell table:formula="of:=(([.F21]-[.B21])/[.B21])*100" office:value-type="float" office:value="0.000800006400057248">
            <text:p>0.000800006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G#1/Ab1 </text:p>
          </table:table-cell>
          <table:table-cell table:style-name="ce1" office:value-type="float" office:value="51.91">
            <text:p>51.91</text:p>
          </table:table-cell>
          <table:table-cell table:formula="of:=1/[.B22]" office:value-type="float" office:value="0.0192641109612791">
            <text:p>0.019264111</text:p>
          </table:table-cell>
          <table:table-cell table:formula="of:=[.C22]/(1/[.$D$1])" office:value-type="float" office:value="2408.01387015989">
            <text:p>2408.0138701599</text:p>
          </table:table-cell>
          <table:table-cell table:formula="of:=ROUND([.D22]*2;0)" office:value-type="float" office:value="4816">
            <text:p>4816</text:p>
          </table:table-cell>
          <table:table-cell table:formula="of:=(1/([.E22]/[.$D$1]))*2" office:value-type="float" office:value="51.9102990033223">
            <text:p>51.9102990033</text:p>
          </table:table-cell>
          <table:table-cell table:formula="of:=(([.F22]-[.B22])/[.B22])*100" office:value-type="float" office:value="0.000576003317783907">
            <text:p>0.000576003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1</text:p>
          </table:table-cell>
          <table:table-cell table:style-name="ce1" office:value-type="float" office:value="55">
            <text:p>55</text:p>
          </table:table-cell>
          <table:table-cell table:formula="of:=1/[.B23]" office:value-type="float" office:value="0.0181818181818182">
            <text:p>0.0181818182</text:p>
          </table:table-cell>
          <table:table-cell table:formula="of:=[.C23]/(1/[.$D$1])" office:value-type="float" office:value="2272.72727272727">
            <text:p>2272.7272727273</text:p>
          </table:table-cell>
          <table:table-cell table:formula="of:=ROUND([.D23]*2;0)" office:value-type="float" office:value="4545">
            <text:p>4545</text:p>
          </table:table-cell>
          <table:table-cell table:formula="of:=(1/([.E23]/[.$D$1]))*2" office:value-type="float" office:value="55.005500550055">
            <text:p>55.0055005501</text:p>
          </table:table-cell>
          <table:table-cell table:formula="of:=(([.F23]-[.B23])/[.B23])*100" office:value-type="float" office:value="0.010001000100007">
            <text:p>0.010001000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A#1/Bb1 </text:p>
          </table:table-cell>
          <table:table-cell table:style-name="ce1" office:value-type="float" office:value="58.27">
            <text:p>58.27</text:p>
          </table:table-cell>
          <table:table-cell table:formula="of:=1/[.B24]" office:value-type="float" office:value="0.0171614896172988">
            <text:p>0.0171614896</text:p>
          </table:table-cell>
          <table:table-cell table:formula="of:=[.C24]/(1/[.$D$1])" office:value-type="float" office:value="2145.18620216235">
            <text:p>2145.1862021624</text:p>
          </table:table-cell>
          <table:table-cell table:formula="of:=ROUND([.D24]*2;0)" office:value-type="float" office:value="4290">
            <text:p>4290</text:p>
          </table:table-cell>
          <table:table-cell table:formula="of:=(1/([.E24]/[.$D$1]))*2" office:value-type="float" office:value="58.2750582750583">
            <text:p>58.2750582751</text:p>
          </table:table-cell>
          <table:table-cell table:formula="of:=(([.F24]-[.B24])/[.B24])*100" office:value-type="float" office:value="0.0086807534893903">
            <text:p>0.008680753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1</text:p>
          </table:table-cell>
          <table:table-cell table:style-name="ce1" office:value-type="float" office:value="61.74">
            <text:p>61.74</text:p>
          </table:table-cell>
          <table:table-cell table:formula="of:=1/[.B25]" office:value-type="float" office:value="0.0161969549724652">
            <text:p>0.016196955</text:p>
          </table:table-cell>
          <table:table-cell table:formula="of:=[.C25]/(1/[.$D$1])" office:value-type="float" office:value="2024.61937155815">
            <text:p>2024.6193715582</text:p>
          </table:table-cell>
          <table:table-cell table:formula="of:=ROUND([.D25]*2;0)" office:value-type="float" office:value="4049">
            <text:p>4049</text:p>
          </table:table-cell>
          <table:table-cell table:formula="of:=(1/([.E25]/[.$D$1]))*2" office:value-type="float" office:value="61.7436404050383">
            <text:p>61.743640405</text:p>
          </table:table-cell>
          <table:table-cell table:formula="of:=(([.F25]-[.B25])/[.B25])*100" office:value-type="float" office:value="0.00589634764866015">
            <text:p>0.005896347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2</text:p>
          </table:table-cell>
          <table:table-cell table:style-name="ce1" office:value-type="float" office:value="65.41">
            <text:p>65.41</text:p>
          </table:table-cell>
          <table:table-cell table:formula="of:=1/[.B26]" office:value-type="float" office:value="0.0152881822351322">
            <text:p>0.0152881822</text:p>
          </table:table-cell>
          <table:table-cell table:formula="of:=[.C26]/(1/[.$D$1])" office:value-type="float" office:value="1911.02277939153">
            <text:p>1911.0227793915</text:p>
          </table:table-cell>
          <table:table-cell table:formula="of:=ROUND([.D26]*2;0)" office:value-type="float" office:value="3822">
            <text:p>3822</text:p>
          </table:table-cell>
          <table:table-cell table:formula="of:=(1/([.E26]/[.$D$1]))*2" office:value-type="float" office:value="65.410779696494">
            <text:p>65.4107796965</text:p>
          </table:table-cell>
          <table:table-cell table:formula="of:=(([.F26]-[.B26])/[.B26])*100" office:value-type="float" office:value="0.00119201420882554">
            <text:p>0.001192014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C#2/Db2 </text:p>
          </table:table-cell>
          <table:table-cell table:style-name="ce1" office:value-type="float" office:value="69.3">
            <text:p>69.3</text:p>
          </table:table-cell>
          <table:table-cell table:formula="of:=1/[.B27]" office:value-type="float" office:value="0.0144300144300144">
            <text:p>0.0144300144</text:p>
          </table:table-cell>
          <table:table-cell table:formula="of:=[.C27]/(1/[.$D$1])" office:value-type="float" office:value="1803.7518037518">
            <text:p>1803.7518037518</text:p>
          </table:table-cell>
          <table:table-cell table:formula="of:=ROUND([.D27]*2;0)" office:value-type="float" office:value="3608">
            <text:p>3608</text:p>
          </table:table-cell>
          <table:table-cell table:formula="of:=(1/([.E27]/[.$D$1]))*2" office:value-type="float" office:value="69.290465631929">
            <text:p>69.2904656319</text:p>
          </table:table-cell>
          <table:table-cell table:formula="of:=(([.F27]-[.B27])/[.B27])*100" office:value-type="float" office:value="-0.0137581068845007">
            <text:p>-0.013758106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2</text:p>
          </table:table-cell>
          <table:table-cell table:style-name="ce1" office:value-type="float" office:value="73.42">
            <text:p>73.42</text:p>
          </table:table-cell>
          <table:table-cell table:formula="of:=1/[.B28]" office:value-type="float" office:value="0.0136202669572324">
            <text:p>0.013620267</text:p>
          </table:table-cell>
          <table:table-cell table:formula="of:=[.C28]/(1/[.$D$1])" office:value-type="float" office:value="1702.53336965405">
            <text:p>1702.5333696541</text:p>
          </table:table-cell>
          <table:table-cell table:formula="of:=ROUND([.D28]*2;0)" office:value-type="float" office:value="3405">
            <text:p>3405</text:p>
          </table:table-cell>
          <table:table-cell table:formula="of:=(1/([.E28]/[.$D$1]))*2" office:value-type="float" office:value="73.4214390602056">
            <text:p>73.4214390602</text:p>
          </table:table-cell>
          <table:table-cell table:formula="of:=(([.F28]-[.B28])/[.B28])*100" office:value-type="float" office:value="0.00196003841675843">
            <text:p>0.001960038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D#2/Eb2 </text:p>
          </table:table-cell>
          <table:table-cell table:style-name="ce1" office:value-type="float" office:value="77.78">
            <text:p>77.78</text:p>
          </table:table-cell>
          <table:table-cell table:formula="of:=1/[.B29]" office:value-type="float" office:value="0.0128567755206994">
            <text:p>0.0128567755</text:p>
          </table:table-cell>
          <table:table-cell table:formula="of:=[.C29]/(1/[.$D$1])" office:value-type="float" office:value="1607.09694008743">
            <text:p>1607.0969400874</text:p>
          </table:table-cell>
          <table:table-cell table:formula="of:=ROUND([.D29]*2;0)" office:value-type="float" office:value="3214">
            <text:p>3214</text:p>
          </table:table-cell>
          <table:table-cell table:formula="of:=(1/([.E29]/[.$D$1]))*2" office:value-type="float" office:value="77.7846919726198">
            <text:p>77.7846919726</text:p>
          </table:table-cell>
          <table:table-cell table:formula="of:=(([.F29]-[.B29])/[.B29])*100" office:value-type="float" office:value="0.00603236387219798">
            <text:p>0.006032363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E2</text:p>
          </table:table-cell>
          <table:table-cell table:style-name="ce1" office:value-type="float" office:value="82.41">
            <text:p>82.41</text:p>
          </table:table-cell>
          <table:table-cell table:formula="of:=1/[.B30]" office:value-type="float" office:value="0.012134449702706">
            <text:p>0.0121344497</text:p>
          </table:table-cell>
          <table:table-cell table:formula="of:=[.C30]/(1/[.$D$1])" office:value-type="float" office:value="1516.80621283825">
            <text:p>1516.8062128383</text:p>
          </table:table-cell>
          <table:table-cell table:formula="of:=ROUND([.D30]*2;0)" office:value-type="float" office:value="3034">
            <text:p>3034</text:p>
          </table:table-cell>
          <table:table-cell table:formula="of:=(1/([.E30]/[.$D$1]))*2" office:value-type="float" office:value="82.3994726433751">
            <text:p>82.3994726434</text:p>
          </table:table-cell>
          <table:table-cell table:formula="of:=(([.F30]-[.B30])/[.B30])*100" office:value-type="float" office:value="-0.0127743679467362">
            <text:p>-0.012774367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F2</text:p>
          </table:table-cell>
          <table:table-cell table:style-name="ce1" office:value-type="float" office:value="87.31">
            <text:p>87.31</text:p>
          </table:table-cell>
          <table:table-cell table:formula="of:=1/[.B31]" office:value-type="float" office:value="0.0114534417592487">
            <text:p>0.0114534418</text:p>
          </table:table-cell>
          <table:table-cell table:formula="of:=[.C31]/(1/[.$D$1])" office:value-type="float" office:value="1431.68021990608">
            <text:p>1431.6802199061</text:p>
          </table:table-cell>
          <table:table-cell table:formula="of:=ROUND([.D31]*2;0)" office:value-type="float" office:value="2863">
            <text:p>2863</text:p>
          </table:table-cell>
          <table:table-cell table:formula="of:=(1/([.E31]/[.$D$1]))*2" office:value-type="float" office:value="87.3209919664687">
            <text:p>87.3209919665</text:p>
          </table:table-cell>
          <table:table-cell table:formula="of:=(([.F31]-[.B31])/[.B31])*100" office:value-type="float" office:value="0.0125895847769291">
            <text:p>0.012589584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F#2/Gb2 </text:p>
          </table:table-cell>
          <table:table-cell table:style-name="ce1" office:value-type="float" office:value="92.5">
            <text:p>92.5</text:p>
          </table:table-cell>
          <table:table-cell table:formula="of:=1/[.B32]" office:value-type="float" office:value="0.0108108108108108">
            <text:p>0.0108108108</text:p>
          </table:table-cell>
          <table:table-cell table:formula="of:=[.C32]/(1/[.$D$1])" office:value-type="float" office:value="1351.35135135135">
            <text:p>1351.3513513514</text:p>
          </table:table-cell>
          <table:table-cell table:formula="of:=ROUND([.D32]*2;0)" office:value-type="float" office:value="2703">
            <text:p>2703</text:p>
          </table:table-cell>
          <table:table-cell table:formula="of:=(1/([.E32]/[.$D$1]))*2" office:value-type="float" office:value="92.4898261191269">
            <text:p>92.4898261191</text:p>
          </table:table-cell>
          <table:table-cell table:formula="of:=(([.F32]-[.B32])/[.B32])*100" office:value-type="float" office:value="-0.0109987901330933">
            <text:p>-0.010998790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2</text:p>
          </table:table-cell>
          <table:table-cell table:style-name="ce1" office:value-type="float" office:value="98">
            <text:p>98</text:p>
          </table:table-cell>
          <table:table-cell table:formula="of:=1/[.B33]" office:value-type="float" office:value="0.0102040816326531">
            <text:p>0.0102040816</text:p>
          </table:table-cell>
          <table:table-cell table:formula="of:=[.C33]/(1/[.$D$1])" office:value-type="float" office:value="1275.51020408163">
            <text:p>1275.5102040816</text:p>
          </table:table-cell>
          <table:table-cell table:formula="of:=ROUND([.D33]*2;0)" office:value-type="float" office:value="2551">
            <text:p>2551</text:p>
          </table:table-cell>
          <table:table-cell table:formula="of:=(1/([.E33]/[.$D$1]))*2" office:value-type="float" office:value="98.0007840062721">
            <text:p>98.0007840063</text:p>
          </table:table-cell>
          <table:table-cell table:formula="of:=(([.F33]-[.B33])/[.B33])*100" office:value-type="float" office:value="0.000800006400057248">
            <text:p>0.000800006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G#2/Ab2 </text:p>
          </table:table-cell>
          <table:table-cell table:style-name="ce1" office:value-type="float" office:value="103.83">
            <text:p>103.83</text:p>
          </table:table-cell>
          <table:table-cell table:formula="of:=1/[.B34]" office:value-type="float" office:value="0.00963112780506597">
            <text:p>0.0096311278</text:p>
          </table:table-cell>
          <table:table-cell table:formula="of:=[.C34]/(1/[.$D$1])" office:value-type="float" office:value="1203.89097563325">
            <text:p>1203.8909756333</text:p>
          </table:table-cell>
          <table:table-cell table:formula="of:=ROUND([.D34]*2;0)" office:value-type="float" office:value="2408">
            <text:p>2408</text:p>
          </table:table-cell>
          <table:table-cell table:formula="of:=(1/([.E34]/[.$D$1]))*2" office:value-type="float" office:value="103.820598006645">
            <text:p>103.8205980066</text:p>
          </table:table-cell>
          <table:table-cell table:formula="of:=(([.F34]-[.B34])/[.B34])*100" office:value-type="float" office:value="-0.00905517996290269">
            <text:p>-0.0090551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2</text:p>
          </table:table-cell>
          <table:table-cell table:style-name="ce1" office:value-type="float" office:value="110">
            <text:p>110</text:p>
          </table:table-cell>
          <table:table-cell table:formula="of:=1/[.B35]" office:value-type="float" office:value="0.00909090909090909">
            <text:p>0.0090909091</text:p>
          </table:table-cell>
          <table:table-cell table:formula="of:=[.C35]/(1/[.$D$1])" office:value-type="float" office:value="1136.36363636364">
            <text:p>1136.3636363636</text:p>
          </table:table-cell>
          <table:table-cell table:formula="of:=ROUND([.D35]*2;0)" office:value-type="float" office:value="2273">
            <text:p>2273</text:p>
          </table:table-cell>
          <table:table-cell table:formula="of:=(1/([.E35]/[.$D$1]))*2" office:value-type="float" office:value="109.98680158381">
            <text:p>109.9868015838</text:p>
          </table:table-cell>
          <table:table-cell table:formula="of:=(([.F35]-[.B35])/[.B35])*100" office:value-type="float" office:value="-0.0119985601727732">
            <text:p>-0.011998560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A#2/Bb2 </text:p>
          </table:table-cell>
          <table:table-cell table:style-name="ce1" office:value-type="float" office:value="116.54">
            <text:p>116.54</text:p>
          </table:table-cell>
          <table:table-cell table:formula="of:=1/[.B36]" office:value-type="float" office:value="0.00858074480864939">
            <text:p>0.0085807448</text:p>
          </table:table-cell>
          <table:table-cell table:formula="of:=[.C36]/(1/[.$D$1])" office:value-type="float" office:value="1072.59310108117">
            <text:p>1072.5931010812</text:p>
          </table:table-cell>
          <table:table-cell table:formula="of:=ROUND([.D36]*2;0)" office:value-type="float" office:value="2145">
            <text:p>2145</text:p>
          </table:table-cell>
          <table:table-cell table:formula="of:=(1/([.E36]/[.$D$1]))*2" office:value-type="float" office:value="116.550116550117">
            <text:p>116.5501165501</text:p>
          </table:table-cell>
          <table:table-cell table:formula="of:=(([.F36]-[.B36])/[.B36])*100" office:value-type="float" office:value="0.0086807534893903">
            <text:p>0.008680753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2</text:p>
          </table:table-cell>
          <table:table-cell table:style-name="ce1" office:value-type="float" office:value="123.47">
            <text:p>123.47</text:p>
          </table:table-cell>
          <table:table-cell table:formula="of:=1/[.B37]" office:value-type="float" office:value="0.00809913339272698">
            <text:p>0.0080991334</text:p>
          </table:table-cell>
          <table:table-cell table:formula="of:=[.C37]/(1/[.$D$1])" office:value-type="float" office:value="1012.39167409087">
            <text:p>1012.3916740909</text:p>
          </table:table-cell>
          <table:table-cell table:formula="of:=ROUND([.D37]*2;0)" office:value-type="float" office:value="2025">
            <text:p>2025</text:p>
          </table:table-cell>
          <table:table-cell table:formula="of:=(1/([.E37]/[.$D$1]))*2" office:value-type="float" office:value="123.456790123457">
            <text:p>123.4567901235</text:p>
          </table:table-cell>
          <table:table-cell table:formula="of:=(([.F37]-[.B37])/[.B37])*100" office:value-type="float" office:value="-0.0106988552224836">
            <text:p>-0.010698855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3</text:p>
          </table:table-cell>
          <table:table-cell table:style-name="ce1" office:value-type="float" office:value="130.81">
            <text:p>130.81</text:p>
          </table:table-cell>
          <table:table-cell table:formula="of:=1/[.B38]" office:value-type="float" office:value="0.00764467548352572">
            <text:p>0.0076446755</text:p>
          </table:table-cell>
          <table:table-cell table:formula="of:=[.C38]/(1/[.$D$1])" office:value-type="float" office:value="955.584435440716">
            <text:p>955.5844354407</text:p>
          </table:table-cell>
          <table:table-cell table:formula="of:=ROUND([.D38]*2;0)" office:value-type="float" office:value="1911">
            <text:p>1911</text:p>
          </table:table-cell>
          <table:table-cell table:formula="of:=(1/([.E38]/[.$D$1]))*2" office:value-type="float" office:value="130.821559392988">
            <text:p>130.821559393</text:p>
          </table:table-cell>
          <table:table-cell table:formula="of:=(([.F38]-[.B38])/[.B38])*100" office:value-type="float" office:value="0.0088367808179623">
            <text:p>0.008836780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C#3/Db3 </text:p>
          </table:table-cell>
          <table:table-cell table:style-name="ce1" office:value-type="float" office:value="138.59">
            <text:p>138.59</text:p>
          </table:table-cell>
          <table:table-cell table:formula="of:=1/[.B39]" office:value-type="float" office:value="0.00721552781585973">
            <text:p>0.0072155278</text:p>
          </table:table-cell>
          <table:table-cell table:formula="of:=[.C39]/(1/[.$D$1])" office:value-type="float" office:value="901.940976982466">
            <text:p>901.9409769825</text:p>
          </table:table-cell>
          <table:table-cell table:formula="of:=ROUND([.D39]*2;0)" office:value-type="float" office:value="1804">
            <text:p>1804</text:p>
          </table:table-cell>
          <table:table-cell table:formula="of:=(1/([.E39]/[.$D$1]))*2" office:value-type="float" office:value="138.580931263858">
            <text:p>138.5809312639</text:p>
          </table:table-cell>
          <table:table-cell table:formula="of:=(([.F39]-[.B39])/[.B39])*100" office:value-type="float" office:value="-0.00654357178867671">
            <text:p>-0.006543571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3</text:p>
          </table:table-cell>
          <table:table-cell table:style-name="ce1" office:value-type="float" office:value="146.83">
            <text:p>146.83</text:p>
          </table:table-cell>
          <table:table-cell table:formula="of:=1/[.B40]" office:value-type="float" office:value="0.00681059728938228">
            <text:p>0.0068105973</text:p>
          </table:table-cell>
          <table:table-cell table:formula="of:=[.C40]/(1/[.$D$1])" office:value-type="float" office:value="851.324661172785">
            <text:p>851.3246611728</text:p>
          </table:table-cell>
          <table:table-cell table:formula="of:=ROUND([.D40]*2;0)" office:value-type="float" office:value="1703">
            <text:p>1703</text:p>
          </table:table-cell>
          <table:table-cell table:formula="of:=(1/([.E40]/[.$D$1]))*2" office:value-type="float" office:value="146.799765120376">
            <text:p>146.7997651204</text:p>
          </table:table-cell>
          <table:table-cell table:formula="of:=(([.F40]-[.B40])/[.B40])*100" office:value-type="float" office:value="-0.0205917589213396">
            <text:p>-0.020591758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D#3/Eb3 </text:p>
          </table:table-cell>
          <table:table-cell table:style-name="ce1" office:value-type="float" office:value="155.56">
            <text:p>155.56</text:p>
          </table:table-cell>
          <table:table-cell table:formula="of:=1/[.B41]" office:value-type="float" office:value="0.0064283877603497">
            <text:p>0.0064283878</text:p>
          </table:table-cell>
          <table:table-cell table:formula="of:=[.C41]/(1/[.$D$1])" office:value-type="float" office:value="803.548470043713">
            <text:p>803.5484700437</text:p>
          </table:table-cell>
          <table:table-cell table:formula="of:=ROUND([.D41]*2;0)" office:value-type="float" office:value="1607">
            <text:p>1607</text:p>
          </table:table-cell>
          <table:table-cell table:formula="of:=(1/([.E41]/[.$D$1]))*2" office:value-type="float" office:value="155.56938394524">
            <text:p>155.5693839452</text:p>
          </table:table-cell>
          <table:table-cell table:formula="of:=(([.F41]-[.B41])/[.B41])*100" office:value-type="float" office:value="0.00603236387219798">
            <text:p>0.006032363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E3</text:p>
          </table:table-cell>
          <table:table-cell table:style-name="ce1" office:value-type="float" office:value="164.81">
            <text:p>164.81</text:p>
          </table:table-cell>
          <table:table-cell table:formula="of:=1/[.B42]" office:value-type="float" office:value="0.00606759298586251">
            <text:p>0.006067593</text:p>
          </table:table-cell>
          <table:table-cell table:formula="of:=[.C42]/(1/[.$D$1])" office:value-type="float" office:value="758.449123232814">
            <text:p>758.4491232328</text:p>
          </table:table-cell>
          <table:table-cell table:formula="of:=ROUND([.D42]*2;0)" office:value-type="float" office:value="1517">
            <text:p>1517</text:p>
          </table:table-cell>
          <table:table-cell table:formula="of:=(1/([.E42]/[.$D$1]))*2" office:value-type="float" office:value="164.79894528675">
            <text:p>164.7989452868</text:p>
          </table:table-cell>
          <table:table-cell table:formula="of:=(([.F42]-[.B42])/[.B42])*100" office:value-type="float" office:value="-0.00670755005753278">
            <text:p>-0.006707550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F3</text:p>
          </table:table-cell>
          <table:table-cell table:style-name="ce1" office:value-type="float" office:value="174.61">
            <text:p>174.61</text:p>
          </table:table-cell>
          <table:table-cell table:formula="of:=1/[.B43]" office:value-type="float" office:value="0.00572704885172671">
            <text:p>0.0057270489</text:p>
          </table:table-cell>
          <table:table-cell table:formula="of:=[.C43]/(1/[.$D$1])" office:value-type="float" office:value="715.881106465838">
            <text:p>715.8811064658</text:p>
          </table:table-cell>
          <table:table-cell table:formula="of:=ROUND([.D43]*2;0)" office:value-type="float" office:value="1432">
            <text:p>1432</text:p>
          </table:table-cell>
          <table:table-cell table:formula="of:=(1/([.E43]/[.$D$1]))*2" office:value-type="float" office:value="174.581005586592">
            <text:p>174.5810055866</text:p>
          </table:table-cell>
          <table:table-cell table:formula="of:=(([.F43]-[.B43])/[.B43])*100" office:value-type="float" office:value="-0.0166052422013719">
            <text:p>-0.016605242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F#3/Gb3 </text:p>
          </table:table-cell>
          <table:table-cell table:style-name="ce1" office:value-type="float" office:value="185">
            <text:p>185</text:p>
          </table:table-cell>
          <table:table-cell table:formula="of:=1/[.B44]" office:value-type="float" office:value="0.00540540540540541">
            <text:p>0.0054054054</text:p>
          </table:table-cell>
          <table:table-cell table:formula="of:=[.C44]/(1/[.$D$1])" office:value-type="float" office:value="675.675675675676">
            <text:p>675.6756756757</text:p>
          </table:table-cell>
          <table:table-cell table:formula="of:=ROUND([.D44]*2;0)" office:value-type="float" office:value="1351">
            <text:p>1351</text:p>
          </table:table-cell>
          <table:table-cell table:formula="of:=(1/([.E44]/[.$D$1]))*2" office:value-type="float" office:value="185.048112509252">
            <text:p>185.0481125093</text:p>
          </table:table-cell>
          <table:table-cell table:formula="of:=(([.F44]-[.B44])/[.B44])*100" office:value-type="float" office:value="0.0260067617580569">
            <text:p>0.026006761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3</text:p>
          </table:table-cell>
          <table:table-cell table:style-name="ce1" office:value-type="float" office:value="196">
            <text:p>196</text:p>
          </table:table-cell>
          <table:table-cell table:formula="of:=1/[.B45]" office:value-type="float" office:value="0.00510204081632653">
            <text:p>0.0051020408</text:p>
          </table:table-cell>
          <table:table-cell table:formula="of:=[.C45]/(1/[.$D$1])" office:value-type="float" office:value="637.755102040816">
            <text:p>637.7551020408</text:p>
          </table:table-cell>
          <table:table-cell table:formula="of:=ROUND([.D45]*2;0)" office:value-type="float" office:value="1276">
            <text:p>1276</text:p>
          </table:table-cell>
          <table:table-cell table:formula="of:=(1/([.E45]/[.$D$1]))*2" office:value-type="float" office:value="195.924764890282">
            <text:p>195.9247648903</text:p>
          </table:table-cell>
          <table:table-cell table:formula="of:=(([.F45]-[.B45])/[.B45])*100" office:value-type="float" office:value="-0.038385260060143">
            <text:p>-0.038385260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G#3/Ab3 </text:p>
          </table:table-cell>
          <table:table-cell table:style-name="ce1" office:value-type="float" office:value="207.65">
            <text:p>207.65</text:p>
          </table:table-cell>
          <table:table-cell table:formula="of:=1/[.B46]" office:value-type="float" office:value="0.00481579581025765">
            <text:p>0.0048157958</text:p>
          </table:table-cell>
          <table:table-cell table:formula="of:=[.C46]/(1/[.$D$1])" office:value-type="float" office:value="601.974476282206">
            <text:p>601.9744762822</text:p>
          </table:table-cell>
          <table:table-cell table:formula="of:=ROUND([.D46]*2;0)" office:value-type="float" office:value="1204">
            <text:p>1204</text:p>
          </table:table-cell>
          <table:table-cell table:formula="of:=(1/([.E46]/[.$D$1]))*2" office:value-type="float" office:value="207.641196013289">
            <text:p>207.6411960133</text:p>
          </table:table-cell>
          <table:table-cell table:formula="of:=(([.F46]-[.B46])/[.B46])*100" office:value-type="float" office:value="-0.00423982023162669">
            <text:p>-0.004239820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3</text:p>
          </table:table-cell>
          <table:table-cell table:style-name="ce1" office:value-type="float" office:value="220">
            <text:p>220</text:p>
          </table:table-cell>
          <table:table-cell table:formula="of:=1/[.B47]" office:value-type="float" office:value="0.00454545454545455">
            <text:p>0.0045454545</text:p>
          </table:table-cell>
          <table:table-cell table:formula="of:=[.C47]/(1/[.$D$1])" office:value-type="float" office:value="568.181818181818">
            <text:p>568.1818181818</text:p>
          </table:table-cell>
          <table:table-cell table:formula="of:=ROUND([.D47]*2;0)" office:value-type="float" office:value="1136">
            <text:p>1136</text:p>
          </table:table-cell>
          <table:table-cell table:formula="of:=(1/([.E47]/[.$D$1]))*2" office:value-type="float" office:value="220.070422535211">
            <text:p>220.0704225352</text:p>
          </table:table-cell>
          <table:table-cell table:formula="of:=(([.F47]-[.B47])/[.B47])*100" office:value-type="float" office:value="0.0320102432778475">
            <text:p>0.032010243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A#3/Bb3 </text:p>
          </table:table-cell>
          <table:table-cell table:style-name="ce1" office:value-type="float" office:value="233.08">
            <text:p>233.08</text:p>
          </table:table-cell>
          <table:table-cell table:formula="of:=1/[.B48]" office:value-type="float" office:value="0.0042903724043247">
            <text:p>0.0042903724</text:p>
          </table:table-cell>
          <table:table-cell table:formula="of:=[.C48]/(1/[.$D$1])" office:value-type="float" office:value="536.296550540587">
            <text:p>536.2965505406</text:p>
          </table:table-cell>
          <table:table-cell table:formula="of:=ROUND([.D48]*2;0)" office:value-type="float" office:value="1073">
            <text:p>1073</text:p>
          </table:table-cell>
          <table:table-cell table:formula="of:=(1/([.E48]/[.$D$1]))*2" office:value-type="float" office:value="232.991612301957">
            <text:p>232.991612302</text:p>
          </table:table-cell>
          <table:table-cell table:formula="of:=(([.F48]-[.B48])/[.B48])*100" office:value-type="float" office:value="-0.0379216140564954">
            <text:p>-0.037921614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3</text:p>
          </table:table-cell>
          <table:table-cell table:style-name="ce1" office:value-type="float" office:value="246.94">
            <text:p>246.94</text:p>
          </table:table-cell>
          <table:table-cell table:formula="of:=1/[.B49]" office:value-type="float" office:value="0.00404956669636349">
            <text:p>0.0040495667</text:p>
          </table:table-cell>
          <table:table-cell table:formula="of:=[.C49]/(1/[.$D$1])" office:value-type="float" office:value="506.195837045436">
            <text:p>506.1958370454</text:p>
          </table:table-cell>
          <table:table-cell table:formula="of:=ROUND([.D49]*2;0)" office:value-type="float" office:value="1012">
            <text:p>1012</text:p>
          </table:table-cell>
          <table:table-cell table:formula="of:=(1/([.E49]/[.$D$1]))*2" office:value-type="float" office:value="247.03557312253">
            <text:p>247.0355731225</text:p>
          </table:table-cell>
          <table:table-cell table:formula="of:=(([.F49]-[.B49])/[.B49])*100" office:value-type="float" office:value="0.0387029734063453">
            <text:p>0.038702973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4</text:p>
          </table:table-cell>
          <table:table-cell table:style-name="ce1" office:value-type="float" office:value="261.63">
            <text:p>261.63</text:p>
          </table:table-cell>
          <table:table-cell table:formula="of:=1/[.B50]" office:value-type="float" office:value="0.00382219164468906">
            <text:p>0.0038221916</text:p>
          </table:table-cell>
          <table:table-cell table:formula="of:=[.C50]/(1/[.$D$1])" office:value-type="float" office:value="477.773955586133">
            <text:p>477.7739555861</text:p>
          </table:table-cell>
          <table:table-cell table:formula="of:=ROUND([.D50]*2;0)" office:value-type="float" office:value="956">
            <text:p>956</text:p>
          </table:table-cell>
          <table:table-cell table:formula="of:=(1/([.E50]/[.$D$1]))*2" office:value-type="float" office:value="261.506276150628">
            <text:p>261.5062761506</text:p>
          </table:table-cell>
          <table:table-cell table:formula="of:=(([.F50]-[.B50])/[.B50])*100" office:value-type="float" office:value="-0.0472896263319834">
            <text:p>-0.047289626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C#4/Db4 </text:p>
          </table:table-cell>
          <table:table-cell table:style-name="ce1" office:value-type="float" office:value="277.18">
            <text:p>277.18</text:p>
          </table:table-cell>
          <table:table-cell table:formula="of:=1/[.B51]" office:value-type="float" office:value="0.00360776390792986">
            <text:p>0.0036077639</text:p>
          </table:table-cell>
          <table:table-cell table:formula="of:=[.C51]/(1/[.$D$1])" office:value-type="float" office:value="450.970488491233">
            <text:p>450.9704884912</text:p>
          </table:table-cell>
          <table:table-cell table:formula="of:=ROUND([.D51]*2;0)" office:value-type="float" office:value="902">
            <text:p>902</text:p>
          </table:table-cell>
          <table:table-cell table:formula="of:=(1/([.E51]/[.$D$1]))*2" office:value-type="float" office:value="277.161862527716">
            <text:p>277.1618625277</text:p>
          </table:table-cell>
          <table:table-cell table:formula="of:=(([.F51]-[.B51])/[.B51])*100" office:value-type="float" office:value="-0.00654357178867671">
            <text:p>-0.006543571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4</text:p>
          </table:table-cell>
          <table:table-cell table:style-name="ce1" office:value-type="float" office:value="293.66">
            <text:p>293.66</text:p>
          </table:table-cell>
          <table:table-cell table:formula="of:=1/[.B52]" office:value-type="float" office:value="0.00340529864469114">
            <text:p>0.0034052986</text:p>
          </table:table-cell>
          <table:table-cell table:formula="of:=[.C52]/(1/[.$D$1])" office:value-type="float" office:value="425.662330586393">
            <text:p>425.6623305864</text:p>
          </table:table-cell>
          <table:table-cell table:formula="of:=ROUND([.D52]*2;0)" office:value-type="float" office:value="851">
            <text:p>851</text:p>
          </table:table-cell>
          <table:table-cell table:formula="of:=(1/([.E52]/[.$D$1]))*2" office:value-type="float" office:value="293.772032902468">
            <text:p>293.7720329025</text:p>
          </table:table-cell>
          <table:table-cell table:formula="of:=(([.F52]-[.B52])/[.B52])*100" office:value-type="float" office:value="0.038150549093394">
            <text:p>0.038150549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D#4/Eb4 </text:p>
          </table:table-cell>
          <table:table-cell table:style-name="ce1" office:value-type="float" office:value="311.13">
            <text:p>311.13</text:p>
          </table:table-cell>
          <table:table-cell table:formula="of:=1/[.B53]" office:value-type="float" office:value="0.00321409057307235">
            <text:p>0.0032140906</text:p>
          </table:table-cell>
          <table:table-cell table:formula="of:=[.C53]/(1/[.$D$1])" office:value-type="float" office:value="401.761321634044">
            <text:p>401.761321634</text:p>
          </table:table-cell>
          <table:table-cell table:formula="of:=ROUND([.D53]*2;0)" office:value-type="float" office:value="804">
            <text:p>804</text:p>
          </table:table-cell>
          <table:table-cell table:formula="of:=(1/([.E53]/[.$D$1]))*2" office:value-type="float" office:value="310.945273631841">
            <text:p>310.9452736318</text:p>
          </table:table-cell>
          <table:table-cell table:formula="of:=(([.F53]-[.B53])/[.B53])*100" office:value-type="float" office:value="-0.059372727849839">
            <text:p>-0.059372727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E4</text:p>
          </table:table-cell>
          <table:table-cell table:style-name="ce1" office:value-type="float" office:value="329.63">
            <text:p>329.63</text:p>
          </table:table-cell>
          <table:table-cell table:formula="of:=1/[.B54]" office:value-type="float" office:value="0.00303370445651185">
            <text:p>0.0030337045</text:p>
          </table:table-cell>
          <table:table-cell table:formula="of:=[.C54]/(1/[.$D$1])" office:value-type="float" office:value="379.213057063981">
            <text:p>379.213057064</text:p>
          </table:table-cell>
          <table:table-cell table:formula="of:=ROUND([.D54]*2;0)" office:value-type="float" office:value="758">
            <text:p>758</text:p>
          </table:table-cell>
          <table:table-cell table:formula="of:=(1/([.E54]/[.$D$1]))*2" office:value-type="float" office:value="329.815303430079">
            <text:p>329.8153034301</text:p>
          </table:table-cell>
          <table:table-cell table:formula="of:=(([.F54]-[.B54])/[.B54])*100" office:value-type="float" office:value="0.0562155841638077">
            <text:p>0.056215584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F4</text:p>
          </table:table-cell>
          <table:table-cell table:style-name="ce1" office:value-type="float" office:value="349.23">
            <text:p>349.23</text:p>
          </table:table-cell>
          <table:table-cell table:formula="of:=1/[.B55]" office:value-type="float" office:value="0.00286344243048993">
            <text:p>0.0028634424</text:p>
          </table:table-cell>
          <table:table-cell table:formula="of:=[.C55]/(1/[.$D$1])" office:value-type="float" office:value="357.930303811242">
            <text:p>357.9303038112</text:p>
          </table:table-cell>
          <table:table-cell table:formula="of:=ROUND([.D55]*2;0)" office:value-type="float" office:value="716">
            <text:p>716</text:p>
          </table:table-cell>
          <table:table-cell table:formula="of:=(1/([.E55]/[.$D$1]))*2" office:value-type="float" office:value="349.162011173184">
            <text:p>349.1620111732</text:p>
          </table:table-cell>
          <table:table-cell table:formula="of:=(([.F55]-[.B55])/[.B55])*100" office:value-type="float" office:value="-0.0194682091503084">
            <text:p>-0.019468209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F#4/Gb4 </text:p>
          </table:table-cell>
          <table:table-cell table:style-name="ce1" office:value-type="float" office:value="369.99">
            <text:p>369.99</text:p>
          </table:table-cell>
          <table:table-cell table:formula="of:=1/[.B56]" office:value-type="float" office:value="0.00270277575069596">
            <text:p>0.0027027758</text:p>
          </table:table-cell>
          <table:table-cell table:formula="of:=[.C56]/(1/[.$D$1])" office:value-type="float" office:value="337.846968836996">
            <text:p>337.846968837</text:p>
          </table:table-cell>
          <table:table-cell table:formula="of:=ROUND([.D56]*2;0)" office:value-type="float" office:value="676">
            <text:p>676</text:p>
          </table:table-cell>
          <table:table-cell table:formula="of:=(1/([.E56]/[.$D$1]))*2" office:value-type="float" office:value="369.822485207101">
            <text:p>369.8224852071</text:p>
          </table:table-cell>
          <table:table-cell table:formula="of:=(([.F56]-[.B56])/[.B56])*100" office:value-type="float" office:value="-0.0452754920131346">
            <text:p>-0.04527549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4</text:p>
          </table:table-cell>
          <table:table-cell table:style-name="ce1" office:value-type="float" office:value="392">
            <text:p>392</text:p>
          </table:table-cell>
          <table:table-cell table:formula="of:=1/[.B57]" office:value-type="float" office:value="0.00255102040816327">
            <text:p>0.0025510204</text:p>
          </table:table-cell>
          <table:table-cell table:formula="of:=[.C57]/(1/[.$D$1])" office:value-type="float" office:value="318.877551020408">
            <text:p>318.8775510204</text:p>
          </table:table-cell>
          <table:table-cell table:formula="of:=ROUND([.D57]*2;0)" office:value-type="float" office:value="638">
            <text:p>638</text:p>
          </table:table-cell>
          <table:table-cell table:formula="of:=(1/([.E57]/[.$D$1]))*2" office:value-type="float" office:value="391.849529780564">
            <text:p>391.8495297806</text:p>
          </table:table-cell>
          <table:table-cell table:formula="of:=(([.F57]-[.B57])/[.B57])*100" office:value-type="float" office:value="-0.038385260060143">
            <text:p>-0.038385260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G#4/Ab4 </text:p>
          </table:table-cell>
          <table:table-cell table:style-name="ce1" office:value-type="float" office:value="415.3">
            <text:p>415.3</text:p>
          </table:table-cell>
          <table:table-cell table:formula="of:=1/[.B58]" office:value-type="float" office:value="0.00240789790512882">
            <text:p>0.0024078979</text:p>
          </table:table-cell>
          <table:table-cell table:formula="of:=[.C58]/(1/[.$D$1])" office:value-type="float" office:value="300.987238141103">
            <text:p>300.9872381411</text:p>
          </table:table-cell>
          <table:table-cell table:formula="of:=ROUND([.D58]*2;0)" office:value-type="float" office:value="602">
            <text:p>602</text:p>
          </table:table-cell>
          <table:table-cell table:formula="of:=(1/([.E58]/[.$D$1]))*2" office:value-type="float" office:value="415.282392026578">
            <text:p>415.2823920266</text:p>
          </table:table-cell>
          <table:table-cell table:formula="of:=(([.F58]-[.B58])/[.B58])*100" office:value-type="float" office:value="-0.00423982023162669">
            <text:p>-0.004239820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4</text:p>
          </table:table-cell>
          <table:table-cell table:style-name="ce1" office:value-type="float" office:value="440">
            <text:p>440</text:p>
          </table:table-cell>
          <table:table-cell table:formula="of:=1/[.B59]" office:value-type="float" office:value="0.00227272727272727">
            <text:p>0.0022727273</text:p>
          </table:table-cell>
          <table:table-cell table:formula="of:=[.C59]/(1/[.$D$1])" office:value-type="float" office:value="284.090909090909">
            <text:p>284.0909090909</text:p>
          </table:table-cell>
          <table:table-cell table:formula="of:=ROUND([.D59]*2;0)" office:value-type="float" office:value="568">
            <text:p>568</text:p>
          </table:table-cell>
          <table:table-cell table:formula="of:=(1/([.E59]/[.$D$1]))*2" office:value-type="float" office:value="440.140845070423">
            <text:p>440.1408450704</text:p>
          </table:table-cell>
          <table:table-cell table:formula="of:=(([.F59]-[.B59])/[.B59])*100" office:value-type="float" office:value="0.0320102432778475">
            <text:p>0.032010243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A#4/Bb4 </text:p>
          </table:table-cell>
          <table:table-cell table:style-name="ce1" office:value-type="float" office:value="466.16">
            <text:p>466.16</text:p>
          </table:table-cell>
          <table:table-cell table:formula="of:=1/[.B60]" office:value-type="float" office:value="0.00214518620216235">
            <text:p>0.0021451862</text:p>
          </table:table-cell>
          <table:table-cell table:formula="of:=[.C60]/(1/[.$D$1])" office:value-type="float" office:value="268.148275270293">
            <text:p>268.1482752703</text:p>
          </table:table-cell>
          <table:table-cell table:formula="of:=ROUND([.D60]*2;0)" office:value-type="float" office:value="536">
            <text:p>536</text:p>
          </table:table-cell>
          <table:table-cell table:formula="of:=(1/([.E60]/[.$D$1]))*2" office:value-type="float" office:value="466.417910447761">
            <text:p>466.4179104478</text:p>
          </table:table-cell>
          <table:table-cell table:formula="of:=(([.F60]-[.B60])/[.B60])*100" office:value-type="float" office:value="0.0553265933930758">
            <text:p>0.055326593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4</text:p>
          </table:table-cell>
          <table:table-cell table:style-name="ce1" office:value-type="float" office:value="493.88">
            <text:p>493.88</text:p>
          </table:table-cell>
          <table:table-cell table:formula="of:=1/[.B61]" office:value-type="float" office:value="0.00202478334818174">
            <text:p>0.0020247833</text:p>
          </table:table-cell>
          <table:table-cell table:formula="of:=[.C61]/(1/[.$D$1])" office:value-type="float" office:value="253.097918522718">
            <text:p>253.0979185227</text:p>
          </table:table-cell>
          <table:table-cell table:formula="of:=ROUND([.D61]*2;0)" office:value-type="float" office:value="506">
            <text:p>506</text:p>
          </table:table-cell>
          <table:table-cell table:formula="of:=(1/([.E61]/[.$D$1]))*2" office:value-type="float" office:value="494.071146245059">
            <text:p>494.0711462451</text:p>
          </table:table-cell>
          <table:table-cell table:formula="of:=(([.F61]-[.B61])/[.B61])*100" office:value-type="float" office:value="0.0387029734063453">
            <text:p>0.038702973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5</text:p>
          </table:table-cell>
          <table:table-cell table:style-name="ce1" office:value-type="float" office:value="523.25">
            <text:p>523.25</text:p>
          </table:table-cell>
          <table:table-cell table:formula="of:=1/[.B62]" office:value-type="float" office:value="0.00191113234591495">
            <text:p>0.0019111323</text:p>
          </table:table-cell>
          <table:table-cell table:formula="of:=[.C62]/(1/[.$D$1])" office:value-type="float" office:value="238.891543239369">
            <text:p>238.8915432394</text:p>
          </table:table-cell>
          <table:table-cell table:formula="of:=ROUND([.D62]*2;0)" office:value-type="float" office:value="478">
            <text:p>478</text:p>
          </table:table-cell>
          <table:table-cell table:formula="of:=(1/([.E62]/[.$D$1]))*2" office:value-type="float" office:value="523.012552301255">
            <text:p>523.0125523013</text:p>
          </table:table-cell>
          <table:table-cell table:formula="of:=(([.F62]-[.B62])/[.B62])*100" office:value-type="float" office:value="-0.0453793977534152">
            <text:p>-0.045379397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C#5/Db5 </text:p>
          </table:table-cell>
          <table:table-cell table:style-name="ce1" office:value-type="float" office:value="554.37">
            <text:p>554.37</text:p>
          </table:table-cell>
          <table:table-cell table:formula="of:=1/[.B63]" office:value-type="float" office:value="0.00180384941465087">
            <text:p>0.0018038494</text:p>
          </table:table-cell>
          <table:table-cell table:formula="of:=[.C63]/(1/[.$D$1])" office:value-type="float" office:value="225.481176831358">
            <text:p>225.4811768314</text:p>
          </table:table-cell>
          <table:table-cell table:formula="of:=ROUND([.D63]*2;0)" office:value-type="float" office:value="451">
            <text:p>451</text:p>
          </table:table-cell>
          <table:table-cell table:formula="of:=(1/([.E63]/[.$D$1]))*2" office:value-type="float" office:value="554.323725055432">
            <text:p>554.3237250554</text:p>
          </table:table-cell>
          <table:table-cell table:formula="of:=(([.F63]-[.B63])/[.B63])*100" office:value-type="float" office:value="-0.00834730316714452">
            <text:p>-0.008347303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5</text:p>
          </table:table-cell>
          <table:table-cell table:style-name="ce1" office:value-type="float" office:value="587.33">
            <text:p>587.33</text:p>
          </table:table-cell>
          <table:table-cell table:formula="of:=1/[.B64]" office:value-type="float" office:value="0.00170262033269201">
            <text:p>0.0017026203</text:p>
          </table:table-cell>
          <table:table-cell table:formula="of:=[.C64]/(1/[.$D$1])" office:value-type="float" office:value="212.827541586502">
            <text:p>212.8275415865</text:p>
          </table:table-cell>
          <table:table-cell table:formula="of:=ROUND([.D64]*2;0)" office:value-type="float" office:value="426">
            <text:p>426</text:p>
          </table:table-cell>
          <table:table-cell table:formula="of:=(1/([.E64]/[.$D$1]))*2" office:value-type="float" office:value="586.854460093897">
            <text:p>586.8544600939</text:p>
          </table:table-cell>
          <table:table-cell table:formula="of:=(([.F64]-[.B64])/[.B64])*100" office:value-type="float" office:value="-0.080966391313799">
            <text:p>-0.080966391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D#5/Eb5 </text:p>
          </table:table-cell>
          <table:table-cell table:style-name="ce1" office:value-type="float" office:value="622.25">
            <text:p>622.25</text:p>
          </table:table-cell>
          <table:table-cell table:formula="of:=1/[.B65]" office:value-type="float" office:value="0.00160707111289675">
            <text:p>0.0016070711</text:p>
          </table:table-cell>
          <table:table-cell table:formula="of:=[.C65]/(1/[.$D$1])" office:value-type="float" office:value="200.883889112093">
            <text:p>200.8838891121</text:p>
          </table:table-cell>
          <table:table-cell table:formula="of:=ROUND([.D65]*2;0)" office:value-type="float" office:value="402">
            <text:p>402</text:p>
          </table:table-cell>
          <table:table-cell table:formula="of:=(1/([.E65]/[.$D$1]))*2" office:value-type="float" office:value="621.890547263682">
            <text:p>621.8905472637</text:p>
          </table:table-cell>
          <table:table-cell table:formula="of:=(([.F65]-[.B65])/[.B65])*100" office:value-type="float" office:value="-0.0577666108989019">
            <text:p>-0.057766610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E5</text:p>
          </table:table-cell>
          <table:table-cell table:style-name="ce1" office:value-type="float" office:value="659.25">
            <text:p>659.25</text:p>
          </table:table-cell>
          <table:table-cell table:formula="of:=1/[.B66]" office:value-type="float" office:value="0.00151687523701176">
            <text:p>0.0015168752</text:p>
          </table:table-cell>
          <table:table-cell table:formula="of:=[.C66]/(1/[.$D$1])" office:value-type="float" office:value="189.60940462647">
            <text:p>189.6094046265</text:p>
          </table:table-cell>
          <table:table-cell table:formula="of:=ROUND([.D66]*2;0)" office:value-type="float" office:value="379">
            <text:p>379</text:p>
          </table:table-cell>
          <table:table-cell table:formula="of:=(1/([.E66]/[.$D$1]))*2" office:value-type="float" office:value="659.630606860158">
            <text:p>659.6306068602</text:p>
          </table:table-cell>
          <table:table-cell table:formula="of:=(([.F66]-[.B66])/[.B66])*100" office:value-type="float" office:value="0.0577333121210936">
            <text:p>0.057733312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F5</text:p>
          </table:table-cell>
          <table:table-cell table:style-name="ce1" office:value-type="float" office:value="698.46">
            <text:p>698.46</text:p>
          </table:table-cell>
          <table:table-cell table:formula="of:=1/[.B67]" office:value-type="float" office:value="0.00143172121524497">
            <text:p>0.0014317212</text:p>
          </table:table-cell>
          <table:table-cell table:formula="of:=[.C67]/(1/[.$D$1])" office:value-type="float" office:value="178.965151905621">
            <text:p>178.9651519056</text:p>
          </table:table-cell>
          <table:table-cell table:formula="of:=ROUND([.D67]*2;0)" office:value-type="float" office:value="358">
            <text:p>358</text:p>
          </table:table-cell>
          <table:table-cell table:formula="of:=(1/([.E67]/[.$D$1]))*2" office:value-type="float" office:value="698.324022346369">
            <text:p>698.3240223464</text:p>
          </table:table-cell>
          <table:table-cell table:formula="of:=(([.F67]-[.B67])/[.B67])*100" office:value-type="float" office:value="-0.0194682091503084">
            <text:p>-0.019468209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F#5/Gb5 </text:p>
          </table:table-cell>
          <table:table-cell table:style-name="ce1" office:value-type="float" office:value="739.99">
            <text:p>739.99</text:p>
          </table:table-cell>
          <table:table-cell table:formula="of:=1/[.B68]" office:value-type="float" office:value="0.00135136961310288">
            <text:p>0.0013513696</text:p>
          </table:table-cell>
          <table:table-cell table:formula="of:=[.C68]/(1/[.$D$1])" office:value-type="float" office:value="168.92120163786">
            <text:p>168.9212016379</text:p>
          </table:table-cell>
          <table:table-cell table:formula="of:=ROUND([.D68]*2;0)" office:value-type="float" office:value="338">
            <text:p>338</text:p>
          </table:table-cell>
          <table:table-cell table:formula="of:=(1/([.E68]/[.$D$1]))*2" office:value-type="float" office:value="739.644970414201">
            <text:p>739.6449704142</text:p>
          </table:table-cell>
          <table:table-cell table:formula="of:=(([.F68]-[.B68])/[.B68])*100" office:value-type="float" office:value="-0.046626249786995">
            <text:p>-0.046626249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5</text:p>
          </table:table-cell>
          <table:table-cell table:style-name="ce1" office:value-type="float" office:value="783.99">
            <text:p>783.99</text:p>
          </table:table-cell>
          <table:table-cell table:formula="of:=1/[.B69]" office:value-type="float" office:value="0.00127552647355196">
            <text:p>0.0012755265</text:p>
          </table:table-cell>
          <table:table-cell table:formula="of:=[.C69]/(1/[.$D$1])" office:value-type="float" office:value="159.440809193995">
            <text:p>159.440809194</text:p>
          </table:table-cell>
          <table:table-cell table:formula="of:=ROUND([.D69]*2;0)" office:value-type="float" office:value="319">
            <text:p>319</text:p>
          </table:table-cell>
          <table:table-cell table:formula="of:=(1/([.E69]/[.$D$1]))*2" office:value-type="float" office:value="783.699059561129">
            <text:p>783.6990595611</text:p>
          </table:table-cell>
          <table:table-cell table:formula="of:=(([.F69]-[.B69])/[.B69])*100" office:value-type="float" office:value="-0.0371102232007462">
            <text:p>-0.037110223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G#5/Ab5 </text:p>
          </table:table-cell>
          <table:table-cell table:style-name="ce1" office:value-type="float" office:value="830.61">
            <text:p>830.61</text:p>
          </table:table-cell>
          <table:table-cell table:formula="of:=1/[.B70]" office:value-type="float" office:value="0.00120393445780812">
            <text:p>0.0012039345</text:p>
          </table:table-cell>
          <table:table-cell table:formula="of:=[.C70]/(1/[.$D$1])" office:value-type="float" office:value="150.491807226015">
            <text:p>150.491807226</text:p>
          </table:table-cell>
          <table:table-cell table:formula="of:=ROUND([.D70]*2;0)" office:value-type="float" office:value="301">
            <text:p>301</text:p>
          </table:table-cell>
          <table:table-cell table:formula="of:=(1/([.E70]/[.$D$1]))*2" office:value-type="float" office:value="830.564784053156">
            <text:p>830.5647840532</text:p>
          </table:table-cell>
          <table:table-cell table:formula="of:=(([.F70]-[.B70])/[.B70])*100" office:value-type="float" office:value="-0.00544370364477699">
            <text:p>-0.005443703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5</text:p>
          </table:table-cell>
          <table:table-cell table:style-name="ce1" office:value-type="float" office:value="880">
            <text:p>880</text:p>
          </table:table-cell>
          <table:table-cell table:formula="of:=1/[.B71]" office:value-type="float" office:value="0.00113636363636364">
            <text:p>0.0011363636</text:p>
          </table:table-cell>
          <table:table-cell table:formula="of:=[.C71]/(1/[.$D$1])" office:value-type="float" office:value="142.045454545455">
            <text:p>142.0454545455</text:p>
          </table:table-cell>
          <table:table-cell table:formula="of:=ROUND([.D71]*2;0)" office:value-type="float" office:value="284">
            <text:p>284</text:p>
          </table:table-cell>
          <table:table-cell table:formula="of:=(1/([.E71]/[.$D$1]))*2" office:value-type="float" office:value="880.281690140845">
            <text:p>880.2816901408</text:p>
          </table:table-cell>
          <table:table-cell table:formula="of:=(([.F71]-[.B71])/[.B71])*100" office:value-type="float" office:value="0.0320102432778475">
            <text:p>0.032010243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A#5/Bb5 </text:p>
          </table:table-cell>
          <table:table-cell table:style-name="ce1" office:value-type="float" office:value="932.33">
            <text:p>932.33</text:p>
          </table:table-cell>
          <table:table-cell table:formula="of:=1/[.B72]" office:value-type="float" office:value="0.00107258159664496">
            <text:p>0.0010725816</text:p>
          </table:table-cell>
          <table:table-cell table:formula="of:=[.C72]/(1/[.$D$1])" office:value-type="float" office:value="134.072699580621">
            <text:p>134.0726995806</text:p>
          </table:table-cell>
          <table:table-cell table:formula="of:=ROUND([.D72]*2;0)" office:value-type="float" office:value="268">
            <text:p>268</text:p>
          </table:table-cell>
          <table:table-cell table:formula="of:=(1/([.E72]/[.$D$1]))*2" office:value-type="float" office:value="932.835820895522">
            <text:p>932.8358208955</text:p>
          </table:table-cell>
          <table:table-cell table:formula="of:=(([.F72]-[.B72])/[.B72])*100" office:value-type="float" office:value="0.054253418373573">
            <text:p>0.054253418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5</text:p>
          </table:table-cell>
          <table:table-cell table:style-name="ce1" office:value-type="float" office:value="987.77">
            <text:p>987.77</text:p>
          </table:table-cell>
          <table:table-cell table:formula="of:=1/[.B73]" office:value-type="float" office:value="0.00101238142482562">
            <text:p>0.0010123814</text:p>
          </table:table-cell>
          <table:table-cell table:formula="of:=[.C73]/(1/[.$D$1])" office:value-type="float" office:value="126.547678103202">
            <text:p>126.5476781032</text:p>
          </table:table-cell>
          <table:table-cell table:formula="of:=ROUND([.D73]*2;0)" office:value-type="float" office:value="253">
            <text:p>253</text:p>
          </table:table-cell>
          <table:table-cell table:formula="of:=(1/([.E73]/[.$D$1]))*2" office:value-type="float" office:value="988.142292490119">
            <text:p>988.1422924901</text:p>
          </table:table-cell>
          <table:table-cell table:formula="of:=(([.F73]-[.B73])/[.B73])*100" office:value-type="float" office:value="0.037690200159807">
            <text:p>0.037690200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6</text:p>
          </table:table-cell>
          <table:table-cell table:style-name="ce1" office:value-type="float" office:value="1046.5">
            <text:p>1046.5</text:p>
          </table:table-cell>
          <table:table-cell table:formula="of:=1/[.B74]" office:value-type="float" office:value="0.000955566172957477">
            <text:p>0.0009555662</text:p>
          </table:table-cell>
          <table:table-cell table:formula="of:=[.C74]/(1/[.$D$1])" office:value-type="float" office:value="119.445771619685">
            <text:p>119.4457716197</text:p>
          </table:table-cell>
          <table:table-cell table:formula="of:=ROUND([.D74]*2;0)" office:value-type="float" office:value="239">
            <text:p>239</text:p>
          </table:table-cell>
          <table:table-cell table:formula="of:=(1/([.E74]/[.$D$1]))*2" office:value-type="float" office:value="1046.02510460251">
            <text:p>1046.0251046025</text:p>
          </table:table-cell>
          <table:table-cell table:formula="of:=(([.F74]-[.B74])/[.B74])*100" office:value-type="float" office:value="-0.0453793977534152">
            <text:p>-0.045379397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C#6/Db6 </text:p>
          </table:table-cell>
          <table:table-cell table:style-name="ce1" office:value-type="float" office:value="1108.73">
            <text:p>1108.73</text:p>
          </table:table-cell>
          <table:table-cell table:formula="of:=1/[.B75]" office:value-type="float" office:value="0.000901932842080579">
            <text:p>0.0009019328</text:p>
          </table:table-cell>
          <table:table-cell table:formula="of:=[.C75]/(1/[.$D$1])" office:value-type="float" office:value="112.741605260072">
            <text:p>112.7416052601</text:p>
          </table:table-cell>
          <table:table-cell table:formula="of:=ROUND([.D75]*2;0)" office:value-type="float" office:value="225">
            <text:p>225</text:p>
          </table:table-cell>
          <table:table-cell table:formula="of:=(1/([.E75]/[.$D$1]))*2" office:value-type="float" office:value="1111.11111111111">
            <text:p>1111.1111111111</text:p>
          </table:table-cell>
          <table:table-cell table:formula="of:=(([.F75]-[.B75])/[.B75])*100" office:value-type="float" office:value="0.214760231175405">
            <text:p>0.214760231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6</text:p>
          </table:table-cell>
          <table:table-cell table:style-name="ce1" office:value-type="float" office:value="1174.66">
            <text:p>1174.66</text:p>
          </table:table-cell>
          <table:table-cell table:formula="of:=1/[.B76]" office:value-type="float" office:value="0.000851310166346006">
            <text:p>0.0008513102</text:p>
          </table:table-cell>
          <table:table-cell table:formula="of:=[.C76]/(1/[.$D$1])" office:value-type="float" office:value="106.413770793251">
            <text:p>106.4137707933</text:p>
          </table:table-cell>
          <table:table-cell table:formula="of:=ROUND([.D76]*2;0)" office:value-type="float" office:value="213">
            <text:p>213</text:p>
          </table:table-cell>
          <table:table-cell table:formula="of:=(1/([.E76]/[.$D$1]))*2" office:value-type="float" office:value="1173.70892018779">
            <text:p>1173.7089201878</text:p>
          </table:table-cell>
          <table:table-cell table:formula="of:=(([.F76]-[.B76])/[.B76])*100" office:value-type="float" office:value="-0.080966391313799">
            <text:p>-0.080966391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D#6/Eb6 </text:p>
          </table:table-cell>
          <table:table-cell table:style-name="ce1" office:value-type="float" office:value="1244.51">
            <text:p>1244.51</text:p>
          </table:table-cell>
          <table:table-cell table:formula="of:=1/[.B77]" office:value-type="float" office:value="0.00080352909980635">
            <text:p>0.0008035291</text:p>
          </table:table-cell>
          <table:table-cell table:formula="of:=[.C77]/(1/[.$D$1])" office:value-type="float" office:value="100.441137475794">
            <text:p>100.4411374758</text:p>
          </table:table-cell>
          <table:table-cell table:formula="of:=ROUND([.D77]*2;0)" office:value-type="float" office:value="201">
            <text:p>201</text:p>
          </table:table-cell>
          <table:table-cell table:formula="of:=(1/([.E77]/[.$D$1]))*2" office:value-type="float" office:value="1243.78109452736">
            <text:p>1243.7810945274</text:p>
          </table:table-cell>
          <table:table-cell table:formula="of:=(([.F77]-[.B77])/[.B77])*100" office:value-type="float" office:value="-0.058569675827179">
            <text:p>-0.058569675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E6</text:p>
          </table:table-cell>
          <table:table-cell table:style-name="ce1" office:value-type="float" office:value="1318.51">
            <text:p>1318.51</text:p>
          </table:table-cell>
          <table:table-cell table:formula="of:=1/[.B78]" office:value-type="float" office:value="0.000758431866273293">
            <text:p>0.0007584319</text:p>
          </table:table-cell>
          <table:table-cell table:formula="of:=[.C78]/(1/[.$D$1])" office:value-type="float" office:value="94.8039832841617">
            <text:p>94.8039832842</text:p>
          </table:table-cell>
          <table:table-cell table:formula="of:=ROUND([.D78]*2;0)" office:value-type="float" office:value="190">
            <text:p>190</text:p>
          </table:table-cell>
          <table:table-cell table:formula="of:=(1/([.E78]/[.$D$1]))*2" office:value-type="float" office:value="1315.78947368421">
            <text:p>1315.7894736842</text:p>
          </table:table-cell>
          <table:table-cell table:formula="of:=(([.F78]-[.B78])/[.B78])*100" office:value-type="float" office:value="-0.20633338509299">
            <text:p>-0.206333385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F6</text:p>
          </table:table-cell>
          <table:table-cell table:style-name="ce1" office:value-type="float" office:value="1396.91">
            <text:p>1396.91</text:p>
          </table:table-cell>
          <table:table-cell table:formula="of:=1/[.B79]" office:value-type="float" office:value="0.000715865732223264">
            <text:p>0.0007158657</text:p>
          </table:table-cell>
          <table:table-cell table:formula="of:=[.C79]/(1/[.$D$1])" office:value-type="float" office:value="89.483216527908">
            <text:p>89.4832165279</text:p>
          </table:table-cell>
          <table:table-cell table:formula="of:=ROUND([.D79]*2;0)" office:value-type="float" office:value="179">
            <text:p>179</text:p>
          </table:table-cell>
          <table:table-cell table:formula="of:=(1/([.E79]/[.$D$1]))*2" office:value-type="float" office:value="1396.64804469274">
            <text:p>1396.6480446927</text:p>
          </table:table-cell>
          <table:table-cell table:formula="of:=(([.F79]-[.B79])/[.B79])*100" office:value-type="float" office:value="-0.0187524827843237">
            <text:p>-0.018752482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F#6/Gb6 </text:p>
          </table:table-cell>
          <table:table-cell table:style-name="ce1" office:value-type="float" office:value="1479.98">
            <text:p>1479.98</text:p>
          </table:table-cell>
          <table:table-cell table:formula="of:=1/[.B80]" office:value-type="float" office:value="0.00067568480655144">
            <text:p>0.0006756848</text:p>
          </table:table-cell>
          <table:table-cell table:formula="of:=[.C80]/(1/[.$D$1])" office:value-type="float" office:value="84.46060081893">
            <text:p>84.4606008189</text:p>
          </table:table-cell>
          <table:table-cell table:formula="of:=ROUND([.D80]*2;0)" office:value-type="float" office:value="169">
            <text:p>169</text:p>
          </table:table-cell>
          <table:table-cell table:formula="of:=(1/([.E80]/[.$D$1]))*2" office:value-type="float" office:value="1479.2899408284">
            <text:p>1479.2899408284</text:p>
          </table:table-cell>
          <table:table-cell table:formula="of:=(([.F80]-[.B80])/[.B80])*100" office:value-type="float" office:value="-0.046626249786995">
            <text:p>-0.046626249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6</text:p>
          </table:table-cell>
          <table:table-cell table:style-name="ce1" office:value-type="float" office:value="1567.98">
            <text:p>1567.98</text:p>
          </table:table-cell>
          <table:table-cell table:formula="of:=1/[.B81]" office:value-type="float" office:value="0.000637763236775979">
            <text:p>0.0006377632</text:p>
          </table:table-cell>
          <table:table-cell table:formula="of:=[.C81]/(1/[.$D$1])" office:value-type="float" office:value="79.7204045969974">
            <text:p>79.720404597</text:p>
          </table:table-cell>
          <table:table-cell table:formula="of:=ROUND([.D81]*2;0)" office:value-type="float" office:value="159">
            <text:p>159</text:p>
          </table:table-cell>
          <table:table-cell table:formula="of:=(1/([.E81]/[.$D$1]))*2" office:value-type="float" office:value="1572.32704402516">
            <text:p>1572.3270440252</text:p>
          </table:table-cell>
          <table:table-cell table:formula="of:=(([.F81]-[.B81])/[.B81])*100" office:value-type="float" office:value="0.277238486789207">
            <text:p>0.277238486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G#6/Ab6 </text:p>
          </table:table-cell>
          <table:table-cell table:style-name="ce1" office:value-type="float" office:value="1661.22">
            <text:p>1661.22</text:p>
          </table:table-cell>
          <table:table-cell table:formula="of:=1/[.B82]" office:value-type="float" office:value="0.000601967228904058">
            <text:p>0.0006019672</text:p>
          </table:table-cell>
          <table:table-cell table:formula="of:=[.C82]/(1/[.$D$1])" office:value-type="float" office:value="75.2459036130073">
            <text:p>75.245903613</text:p>
          </table:table-cell>
          <table:table-cell table:formula="of:=ROUND([.D82]*2;0)" office:value-type="float" office:value="150">
            <text:p>150</text:p>
          </table:table-cell>
          <table:table-cell table:formula="of:=(1/([.E82]/[.$D$1]))*2" office:value-type="float" office:value="1666.66666666667">
            <text:p>1666.6666666667</text:p>
          </table:table-cell>
          <table:table-cell table:formula="of:=(([.F82]-[.B82])/[.B82])*100" office:value-type="float" office:value="0.327871484009747">
            <text:p>0.32787148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6</text:p>
          </table:table-cell>
          <table:table-cell table:style-name="ce1" office:value-type="float" office:value="1760">
            <text:p>1760</text:p>
          </table:table-cell>
          <table:table-cell table:formula="of:=1/[.B83]" office:value-type="float" office:value="0.000568181818181818">
            <text:p>0.0005681818</text:p>
          </table:table-cell>
          <table:table-cell table:formula="of:=[.C83]/(1/[.$D$1])" office:value-type="float" office:value="71.0227272727273">
            <text:p>71.0227272727</text:p>
          </table:table-cell>
          <table:table-cell table:formula="of:=ROUND([.D83]*2;0)" office:value-type="float" office:value="142">
            <text:p>142</text:p>
          </table:table-cell>
          <table:table-cell table:formula="of:=(1/([.E83]/[.$D$1]))*2" office:value-type="float" office:value="1760.56338028169">
            <text:p>1760.5633802817</text:p>
          </table:table-cell>
          <table:table-cell table:formula="of:=(([.F83]-[.B83])/[.B83])*100" office:value-type="float" office:value="0.0320102432778475">
            <text:p>0.032010243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A#6/Bb6 </text:p>
          </table:table-cell>
          <table:table-cell table:style-name="ce1" office:value-type="float" office:value="1864.66">
            <text:p>1864.66</text:p>
          </table:table-cell>
          <table:table-cell table:formula="of:=1/[.B84]" office:value-type="float" office:value="0.000536290798322482">
            <text:p>0.0005362908</text:p>
          </table:table-cell>
          <table:table-cell table:formula="of:=[.C84]/(1/[.$D$1])" office:value-type="float" office:value="67.0363497903103">
            <text:p>67.0363497903</text:p>
          </table:table-cell>
          <table:table-cell table:formula="of:=ROUND([.D84]*2;0)" office:value-type="float" office:value="134">
            <text:p>134</text:p>
          </table:table-cell>
          <table:table-cell table:formula="of:=(1/([.E84]/[.$D$1]))*2" office:value-type="float" office:value="1865.67164179104">
            <text:p>1865.6716417911</text:p>
          </table:table-cell>
          <table:table-cell table:formula="of:=(([.F84]-[.B84])/[.B84])*100" office:value-type="float" office:value="0.054253418373573">
            <text:p>0.054253418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6</text:p>
          </table:table-cell>
          <table:table-cell table:style-name="ce1" office:value-type="float" office:value="1975.53">
            <text:p>1975.53</text:p>
          </table:table-cell>
          <table:table-cell table:formula="of:=1/[.B85]" office:value-type="float" office:value="0.000506193274716152">
            <text:p>0.0005061933</text:p>
          </table:table-cell>
          <table:table-cell table:formula="of:=[.C85]/(1/[.$D$1])" office:value-type="float" office:value="63.274159339519">
            <text:p>63.2741593395</text:p>
          </table:table-cell>
          <table:table-cell table:formula="of:=ROUND([.D85]*2;0)" office:value-type="float" office:value="127">
            <text:p>127</text:p>
          </table:table-cell>
          <table:table-cell table:formula="of:=(1/([.E85]/[.$D$1]))*2" office:value-type="float" office:value="1968.50393700787">
            <text:p>1968.5039370079</text:p>
          </table:table-cell>
          <table:table-cell table:formula="of:=(([.F85]-[.B85])/[.B85])*100" office:value-type="float" office:value="-0.355654583434615">
            <text:p>-0.355654583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7</text:p>
          </table:table-cell>
          <table:table-cell table:style-name="ce1" office:value-type="float" office:value="2093">
            <text:p>2093</text:p>
          </table:table-cell>
          <table:table-cell table:formula="of:=1/[.B86]" office:value-type="float" office:value="0.000477783086478739">
            <text:p>0.0004777831</text:p>
          </table:table-cell>
          <table:table-cell table:formula="of:=[.C86]/(1/[.$D$1])" office:value-type="float" office:value="59.7228858098423">
            <text:p>59.7228858098</text:p>
          </table:table-cell>
          <table:table-cell table:formula="of:=ROUND([.D86]*2;0)" office:value-type="float" office:value="119">
            <text:p>119</text:p>
          </table:table-cell>
          <table:table-cell table:formula="of:=(1/([.E86]/[.$D$1]))*2" office:value-type="float" office:value="2100.84033613445">
            <text:p>2100.8403361345</text:p>
          </table:table-cell>
          <table:table-cell table:formula="of:=(([.F86]-[.B86])/[.B86])*100" office:value-type="float" office:value="0.374597999734999">
            <text:p>0.374597999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C#7/Db7 </text:p>
          </table:table-cell>
          <table:table-cell table:style-name="ce1" office:value-type="float" office:value="2217.46">
            <text:p>2217.46</text:p>
          </table:table-cell>
          <table:table-cell table:formula="of:=1/[.B87]" office:value-type="float" office:value="0.000450966421040289">
            <text:p>0.0004509664</text:p>
          </table:table-cell>
          <table:table-cell table:formula="of:=[.C87]/(1/[.$D$1])" office:value-type="float" office:value="56.3708026300362">
            <text:p>56.37080263</text:p>
          </table:table-cell>
          <table:table-cell table:formula="of:=ROUND([.D87]*2;0)" office:value-type="float" office:value="113">
            <text:p>113</text:p>
          </table:table-cell>
          <table:table-cell table:formula="of:=(1/([.E87]/[.$D$1]))*2" office:value-type="float" office:value="2212.38938053097">
            <text:p>2212.389380531</text:p>
          </table:table-cell>
          <table:table-cell table:formula="of:=(([.F87]-[.B87])/[.B87])*100" office:value-type="float" office:value="-0.228667911440409">
            <text:p>-0.228667911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7</text:p>
          </table:table-cell>
          <table:table-cell table:style-name="ce1" office:value-type="float" office:value="2349.32">
            <text:p>2349.32</text:p>
          </table:table-cell>
          <table:table-cell table:formula="of:=1/[.B88]" office:value-type="float" office:value="0.000425655083173003">
            <text:p>0.0004256551</text:p>
          </table:table-cell>
          <table:table-cell table:formula="of:=[.C88]/(1/[.$D$1])" office:value-type="float" office:value="53.2068853966254">
            <text:p>53.2068853966</text:p>
          </table:table-cell>
          <table:table-cell table:formula="of:=ROUND([.D88]*2;0)" office:value-type="float" office:value="106">
            <text:p>106</text:p>
          </table:table-cell>
          <table:table-cell table:formula="of:=(1/([.E88]/[.$D$1]))*2" office:value-type="float" office:value="2358.49056603774">
            <text:p>2358.4905660377</text:p>
          </table:table-cell>
          <table:table-cell table:formula="of:=(([.F88]-[.B88])/[.B88])*100" office:value-type="float" office:value="0.390349804953588">
            <text:p>0.39034980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D#7/Eb7 </text:p>
          </table:table-cell>
          <table:table-cell table:style-name="ce1" office:value-type="float" office:value="2489.02">
            <text:p>2489.02</text:p>
          </table:table-cell>
          <table:table-cell table:formula="of:=1/[.B89]" office:value-type="float" office:value="0.000401764549903175">
            <text:p>0.0004017645</text:p>
          </table:table-cell>
          <table:table-cell table:formula="of:=[.C89]/(1/[.$D$1])" office:value-type="float" office:value="50.2205687378969">
            <text:p>50.2205687379</text:p>
          </table:table-cell>
          <table:table-cell table:formula="of:=ROUND([.D89]*2;0)" office:value-type="float" office:value="100">
            <text:p>100</text:p>
          </table:table-cell>
          <table:table-cell table:formula="of:=(1/([.E89]/[.$D$1]))*2" office:value-type="float" office:value="2500">
            <text:p>2500</text:p>
          </table:table-cell>
          <table:table-cell table:formula="of:=(([.F89]-[.B89])/[.B89])*100" office:value-type="float" office:value="0.441137475793687">
            <text:p>0.441137475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E7</text:p>
          </table:table-cell>
          <table:table-cell table:style-name="ce1" office:value-type="float" office:value="2637.02">
            <text:p>2637.02</text:p>
          </table:table-cell>
          <table:table-cell table:formula="of:=1/[.B90]" office:value-type="float" office:value="0.000379215933136647">
            <text:p>0.0003792159</text:p>
          </table:table-cell>
          <table:table-cell table:formula="of:=[.C90]/(1/[.$D$1])" office:value-type="float" office:value="47.4019916420808">
            <text:p>47.4019916421</text:p>
          </table:table-cell>
          <table:table-cell table:formula="of:=ROUND([.D90]*2;0)" office:value-type="float" office:value="95">
            <text:p>95</text:p>
          </table:table-cell>
          <table:table-cell table:formula="of:=(1/([.E90]/[.$D$1]))*2" office:value-type="float" office:value="2631.57894736842">
            <text:p>2631.5789473684</text:p>
          </table:table-cell>
          <table:table-cell table:formula="of:=(([.F90]-[.B90])/[.B90])*100" office:value-type="float" office:value="-0.20633338509299">
            <text:p>-0.206333385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F7</text:p>
          </table:table-cell>
          <table:table-cell table:style-name="ce1" office:value-type="float" office:value="2793.83">
            <text:p>2793.83</text:p>
          </table:table-cell>
          <table:table-cell table:formula="of:=1/[.B91]" office:value-type="float" office:value="0.000357931584956851">
            <text:p>0.0003579316</text:p>
          </table:table-cell>
          <table:table-cell table:formula="of:=[.C91]/(1/[.$D$1])" office:value-type="float" office:value="44.7414481196064">
            <text:p>44.7414481196</text:p>
          </table:table-cell>
          <table:table-cell table:formula="of:=ROUND([.D91]*2;0)" office:value-type="float" office:value="89">
            <text:p>89</text:p>
          </table:table-cell>
          <table:table-cell table:formula="of:=(1/([.E91]/[.$D$1]))*2" office:value-type="float" office:value="2808.98876404494">
            <text:p>2808.988764045</text:p>
          </table:table-cell>
          <table:table-cell table:formula="of:=(([.F91]-[.B91])/[.B91])*100" office:value-type="float" office:value="0.542580044059368">
            <text:p>0.542580044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F#7/Gb7 </text:p>
          </table:table-cell>
          <table:table-cell table:style-name="ce1" office:value-type="float" office:value="2959.96">
            <text:p>2959.96</text:p>
          </table:table-cell>
          <table:table-cell table:formula="of:=1/[.B92]" office:value-type="float" office:value="0.00033784240327572">
            <text:p>0.0003378424</text:p>
          </table:table-cell>
          <table:table-cell table:formula="of:=[.C92]/(1/[.$D$1])" office:value-type="float" office:value="42.230300409465">
            <text:p>42.2303004095</text:p>
          </table:table-cell>
          <table:table-cell table:formula="of:=ROUND([.D92]*2;0)" office:value-type="float" office:value="84">
            <text:p>84</text:p>
          </table:table-cell>
          <table:table-cell table:formula="of:=(1/([.E92]/[.$D$1]))*2" office:value-type="float" office:value="2976.19047619048">
            <text:p>2976.1904761905</text:p>
          </table:table-cell>
          <table:table-cell table:formula="of:=(([.F92]-[.B92])/[.B92])*100" office:value-type="float" office:value="0.54833430824998">
            <text:p>0.548334308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7</text:p>
          </table:table-cell>
          <table:table-cell table:style-name="ce1" office:value-type="float" office:value="3135.96">
            <text:p>3135.96</text:p>
          </table:table-cell>
          <table:table-cell table:formula="of:=1/[.B93]" office:value-type="float" office:value="0.00031888161838799">
            <text:p>0.0003188816</text:p>
          </table:table-cell>
          <table:table-cell table:formula="of:=[.C93]/(1/[.$D$1])" office:value-type="float" office:value="39.8602022984987">
            <text:p>39.8602022985</text:p>
          </table:table-cell>
          <table:table-cell table:formula="of:=ROUND([.D93]*2;0)" office:value-type="float" office:value="80">
            <text:p>80</text:p>
          </table:table-cell>
          <table:table-cell table:formula="of:=(1/([.E93]/[.$D$1]))*2" office:value-type="float" office:value="3125">
            <text:p>3125</text:p>
          </table:table-cell>
          <table:table-cell table:formula="of:=(([.F93]-[.B93])/[.B93])*100" office:value-type="float" office:value="-0.349494253753252">
            <text:p>-0.349494253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G#7/Ab7 </text:p>
          </table:table-cell>
          <table:table-cell table:style-name="ce1" office:value-type="float" office:value="3322.44">
            <text:p>3322.44</text:p>
          </table:table-cell>
          <table:table-cell table:formula="of:=1/[.B94]" office:value-type="float" office:value="0.000300983614452029">
            <text:p>0.0003009836</text:p>
          </table:table-cell>
          <table:table-cell table:formula="of:=[.C94]/(1/[.$D$1])" office:value-type="float" office:value="37.6229518065037">
            <text:p>37.6229518065</text:p>
          </table:table-cell>
          <table:table-cell table:formula="of:=ROUND([.D94]*2;0)" office:value-type="float" office:value="75">
            <text:p>75</text:p>
          </table:table-cell>
          <table:table-cell table:formula="of:=(1/([.E94]/[.$D$1]))*2" office:value-type="float" office:value="3333.33333333333">
            <text:p>3333.3333333333</text:p>
          </table:table-cell>
          <table:table-cell table:formula="of:=(([.F94]-[.B94])/[.B94])*100" office:value-type="float" office:value="0.327871484009747">
            <text:p>0.32787148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7</text:p>
          </table:table-cell>
          <table:table-cell table:style-name="ce1" office:value-type="float" office:value="3520">
            <text:p>3520</text:p>
          </table:table-cell>
          <table:table-cell table:formula="of:=1/[.B95]" office:value-type="float" office:value="0.000284090909090909">
            <text:p>0.0002840909</text:p>
          </table:table-cell>
          <table:table-cell table:formula="of:=[.C95]/(1/[.$D$1])" office:value-type="float" office:value="35.5113636363636">
            <text:p>35.5113636364</text:p>
          </table:table-cell>
          <table:table-cell table:formula="of:=ROUND([.D95]*2;0)" office:value-type="float" office:value="71">
            <text:p>71</text:p>
          </table:table-cell>
          <table:table-cell table:formula="of:=(1/([.E95]/[.$D$1]))*2" office:value-type="float" office:value="3521.12676056338">
            <text:p>3521.1267605634</text:p>
          </table:table-cell>
          <table:table-cell table:formula="of:=(([.F95]-[.B95])/[.B95])*100" office:value-type="float" office:value="0.0320102432778475">
            <text:p>0.032010243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A#7/Bb7 </text:p>
          </table:table-cell>
          <table:table-cell table:style-name="ce1" office:value-type="float" office:value="3729.31">
            <text:p>3729.31</text:p>
          </table:table-cell>
          <table:table-cell table:formula="of:=1/[.B96]" office:value-type="float" office:value="0.00026814611818272">
            <text:p>0.0002681461</text:p>
          </table:table-cell>
          <table:table-cell table:formula="of:=[.C96]/(1/[.$D$1])" office:value-type="float" office:value="33.51826477284">
            <text:p>33.5182647728</text:p>
          </table:table-cell>
          <table:table-cell table:formula="of:=ROUND([.D96]*2;0)" office:value-type="float" office:value="67">
            <text:p>67</text:p>
          </table:table-cell>
          <table:table-cell table:formula="of:=(1/([.E96]/[.$D$1]))*2" office:value-type="float" office:value="3731.34328358209">
            <text:p>3731.3432835821</text:p>
          </table:table-cell>
          <table:table-cell table:formula="of:=(([.F96]-[.B96])/[.B96])*100" office:value-type="float" office:value="0.054521709970197">
            <text:p>0.0545217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7</text:p>
          </table:table-cell>
          <table:table-cell table:style-name="ce1" office:value-type="float" office:value="3951.07">
            <text:p>3951.07</text:p>
          </table:table-cell>
          <table:table-cell table:formula="of:=1/[.B97]" office:value-type="float" office:value="0.000253095996780619">
            <text:p>0.000253096</text:p>
          </table:table-cell>
          <table:table-cell table:formula="of:=[.C97]/(1/[.$D$1])" office:value-type="float" office:value="31.6369995975774">
            <text:p>31.6369995976</text:p>
          </table:table-cell>
          <table:table-cell table:formula="of:=ROUND([.D97]*2;0)" office:value-type="float" office:value="63">
            <text:p>63</text:p>
          </table:table-cell>
          <table:table-cell table:formula="of:=(1/([.E97]/[.$D$1]))*2" office:value-type="float" office:value="3968.25396825397">
            <text:p>3968.253968254</text:p>
          </table:table-cell>
          <table:table-cell table:formula="of:=(([.F97]-[.B97])/[.B97])*100" office:value-type="float" office:value="0.434919357388455">
            <text:p>0.434919357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8</text:p>
          </table:table-cell>
          <table:table-cell table:style-name="ce1" office:value-type="float" office:value="4186.01">
            <text:p>4186.01</text:p>
          </table:table-cell>
          <table:table-cell table:formula="of:=1/[.B98]" office:value-type="float" office:value="0.000238890972549038">
            <text:p>0.000238891</text:p>
          </table:table-cell>
          <table:table-cell table:formula="of:=[.C98]/(1/[.$D$1])" office:value-type="float" office:value="29.8613715686298">
            <text:p>29.8613715686</text:p>
          </table:table-cell>
          <table:table-cell table:formula="of:=ROUND([.D98]*2;0)" office:value-type="float" office:value="60">
            <text:p>60</text:p>
          </table:table-cell>
          <table:table-cell table:formula="of:=(1/([.E98]/[.$D$1]))*2" office:value-type="float" office:value="4166.66666666667">
            <text:p>4166.6666666667</text:p>
          </table:table-cell>
          <table:table-cell table:formula="of:=(([.F98]-[.B98])/[.B98])*100" office:value-type="float" office:value="-0.462094771234021">
            <text:p>-0.462094771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C#8/Db8 </text:p>
          </table:table-cell>
          <table:table-cell table:style-name="ce1" office:value-type="float" office:value="4434.92">
            <text:p>4434.92</text:p>
          </table:table-cell>
          <table:table-cell table:formula="of:=1/[.B99]" office:value-type="float" office:value="0.000225483210520145">
            <text:p>0.0002254832</text:p>
          </table:table-cell>
          <table:table-cell table:formula="of:=[.C99]/(1/[.$D$1])" office:value-type="float" office:value="28.1854013150181">
            <text:p>28.185401315</text:p>
          </table:table-cell>
          <table:table-cell table:formula="of:=ROUND([.D99]*2;0)" office:value-type="float" office:value="56">
            <text:p>56</text:p>
          </table:table-cell>
          <table:table-cell table:formula="of:=(1/([.E99]/[.$D$1]))*2" office:value-type="float" office:value="4464.28571428571">
            <text:p>4464.2857142857</text:p>
          </table:table-cell>
          <table:table-cell table:formula="of:=(([.F99]-[.B99])/[.B99])*100" office:value-type="float" office:value="0.66214755363602">
            <text:p>0.662147553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8</text:p>
          </table:table-cell>
          <table:table-cell table:style-name="ce1" office:value-type="float" office:value="4698.63">
            <text:p>4698.63</text:p>
          </table:table-cell>
          <table:table-cell table:formula="of:=1/[.B100]" office:value-type="float" office:value="0.00021282799454309">
            <text:p>0.000212828</text:p>
          </table:table-cell>
          <table:table-cell table:formula="of:=[.C100]/(1/[.$D$1])" office:value-type="float" office:value="26.6034993178863">
            <text:p>26.6034993179</text:p>
          </table:table-cell>
          <table:table-cell table:formula="of:=ROUND([.D100]*2;0)" office:value-type="float" office:value="53">
            <text:p>53</text:p>
          </table:table-cell>
          <table:table-cell table:formula="of:=(1/([.E100]/[.$D$1]))*2" office:value-type="float" office:value="4716.98113207547">
            <text:p>4716.9811320755</text:p>
          </table:table-cell>
          <table:table-cell table:formula="of:=(([.F100]-[.B100])/[.B100])*100" office:value-type="float" office:value="0.390563463721797">
            <text:p>0.390563463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D#8/Eb8 </text:p>
          </table:table-cell>
          <table:table-cell table:style-name="ce1" office:value-type="float" office:value="4978.03">
            <text:p>4978.03</text:p>
          </table:table-cell>
          <table:table-cell table:formula="of:=1/[.B101]" office:value-type="float" office:value="0.000200882678489282">
            <text:p>0.0002008827</text:p>
          </table:table-cell>
          <table:table-cell table:formula="of:=[.C101]/(1/[.$D$1])" office:value-type="float" office:value="25.1103348111602">
            <text:p>25.1103348112</text:p>
          </table:table-cell>
          <table:table-cell table:formula="of:=ROUND([.D101]*2;0)" office:value-type="float" office:value="50">
            <text:p>50</text:p>
          </table:table-cell>
          <table:table-cell table:formula="of:=(1/([.E101]/[.$D$1]))*2" office:value-type="float" office:value="5000">
            <text:p>5000</text:p>
          </table:table-cell>
          <table:table-cell table:formula="of:=(([.F101]-[.B101])/[.B101])*100" office:value-type="float" office:value="0.441339244640957">
            <text:p>0.441339244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E8</text:p>
          </table:table-cell>
          <table:table-cell table:style-name="ce1" office:value-type="float" office:value="5274.04">
            <text:p>5274.04</text:p>
          </table:table-cell>
          <table:table-cell table:formula="of:=1/[.B102]" office:value-type="float" office:value="0.000189607966568323">
            <text:p>0.000189608</text:p>
          </table:table-cell>
          <table:table-cell table:formula="of:=[.C102]/(1/[.$D$1])" office:value-type="float" office:value="23.7009958210404">
            <text:p>23.700995821</text:p>
          </table:table-cell>
          <table:table-cell table:formula="of:=ROUND([.D102]*2;0)" office:value-type="float" office:value="47">
            <text:p>47</text:p>
          </table:table-cell>
          <table:table-cell table:formula="of:=(1/([.E102]/[.$D$1]))*2" office:value-type="float" office:value="5319.14893617021">
            <text:p>5319.1489361702</text:p>
          </table:table-cell>
          <table:table-cell table:formula="of:=(([.F102]-[.B102])/[.B102])*100" office:value-type="float" office:value="0.855301366129445">
            <text:p>0.855301366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F8</text:p>
          </table:table-cell>
          <table:table-cell table:style-name="ce1" office:value-type="float" office:value="5587.65">
            <text:p>5587.65</text:p>
          </table:table-cell>
          <table:table-cell table:formula="of:=1/[.B103]" office:value-type="float" office:value="0.000178966112766548">
            <text:p>0.0001789661</text:p>
          </table:table-cell>
          <table:table-cell table:formula="of:=[.C103]/(1/[.$D$1])" office:value-type="float" office:value="22.3707640958185">
            <text:p>22.3707640958</text:p>
          </table:table-cell>
          <table:table-cell table:formula="of:=ROUND([.D103]*2;0)" office:value-type="float" office:value="45">
            <text:p>45</text:p>
          </table:table-cell>
          <table:table-cell table:formula="of:=(1/([.E103]/[.$D$1]))*2" office:value-type="float" office:value="5555.55555555556">
            <text:p>5555.5555555556</text:p>
          </table:table-cell>
          <table:table-cell table:formula="of:=(([.F103]-[.B103])/[.B103])*100" office:value-type="float" office:value="-0.574381796362406">
            <text:p>-0.574381796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F#8/Gb8 </text:p>
          </table:table-cell>
          <table:table-cell table:style-name="ce1" office:value-type="float" office:value="5919.91">
            <text:p>5919.91</text:p>
          </table:table-cell>
          <table:table-cell table:formula="of:=1/[.B104]" office:value-type="float" office:value="0.000168921486982066">
            <text:p>0.0001689215</text:p>
          </table:table-cell>
          <table:table-cell table:formula="of:=[.C104]/(1/[.$D$1])" office:value-type="float" office:value="21.1151858727582">
            <text:p>21.1151858728</text:p>
          </table:table-cell>
          <table:table-cell table:formula="of:=ROUND([.D104]*2;0)" office:value-type="float" office:value="42">
            <text:p>42</text:p>
          </table:table-cell>
          <table:table-cell table:formula="of:=(1/([.E104]/[.$D$1]))*2" office:value-type="float" office:value="5952.38095238095">
            <text:p>5952.380952381</text:p>
          </table:table-cell>
          <table:table-cell table:formula="of:=(([.F104]-[.B104])/[.B104])*100" office:value-type="float" office:value="0.548504155991433">
            <text:p>0.54850415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G8</text:p>
          </table:table-cell>
          <table:table-cell table:style-name="ce1" office:value-type="float" office:value="6271.93">
            <text:p>6271.93</text:p>
          </table:table-cell>
          <table:table-cell table:formula="of:=1/[.B105]" office:value-type="float" office:value="0.000159440554980684">
            <text:p>0.0001594406</text:p>
          </table:table-cell>
          <table:table-cell table:formula="of:=[.C105]/(1/[.$D$1])" office:value-type="float" office:value="19.9300693725855">
            <text:p>19.9300693726</text:p>
          </table:table-cell>
          <table:table-cell table:formula="of:=ROUND([.D105]*2;0)" office:value-type="float" office:value="40">
            <text:p>40</text:p>
          </table:table-cell>
          <table:table-cell table:formula="of:=(1/([.E105]/[.$D$1]))*2" office:value-type="float" office:value="6250">
            <text:p>6250</text:p>
          </table:table-cell>
          <table:table-cell table:formula="of:=(([.F105]-[.B105])/[.B105])*100" office:value-type="float" office:value="-0.349653137072659">
            <text:p>-0.349653137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G#8/Ab8 </text:p>
          </table:table-cell>
          <table:table-cell table:style-name="ce1" office:value-type="float" office:value="6644.88">
            <text:p>6644.88</text:p>
          </table:table-cell>
          <table:table-cell table:formula="of:=1/[.B106]" office:value-type="float" office:value="0.000150491807226015">
            <text:p>0.0001504918</text:p>
          </table:table-cell>
          <table:table-cell table:formula="of:=[.C106]/(1/[.$D$1])" office:value-type="float" office:value="18.8114759032518">
            <text:p>18.8114759033</text:p>
          </table:table-cell>
          <table:table-cell table:formula="of:=ROUND([.D106]*2;0)" office:value-type="float" office:value="38">
            <text:p>38</text:p>
          </table:table-cell>
          <table:table-cell table:formula="of:=(1/([.E106]/[.$D$1]))*2" office:value-type="float" office:value="6578.94736842105">
            <text:p>6578.9473684211</text:p>
          </table:table-cell>
          <table:table-cell table:formula="of:=(([.F106]-[.B106])/[.B106])*100" office:value-type="float" office:value="-0.992232088148283">
            <text:p>-0.992232088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8</text:p>
          </table:table-cell>
          <table:table-cell table:style-name="ce1" office:value-type="float" office:value="7040">
            <text:p>7040</text:p>
          </table:table-cell>
          <table:table-cell table:formula="of:=1/[.B107]" office:value-type="float" office:value="0.000142045454545455">
            <text:p>0.0001420455</text:p>
          </table:table-cell>
          <table:table-cell table:formula="of:=[.C107]/(1/[.$D$1])" office:value-type="float" office:value="17.7556818181818">
            <text:p>17.7556818182</text:p>
          </table:table-cell>
          <table:table-cell table:formula="of:=ROUND([.D107]*2;0)" office:value-type="float" office:value="36">
            <text:p>36</text:p>
          </table:table-cell>
          <table:table-cell table:formula="of:=(1/([.E107]/[.$D$1]))*2" office:value-type="float" office:value="6944.44444444444">
            <text:p>6944.4444444445</text:p>
          </table:table-cell>
          <table:table-cell table:formula="of:=(([.F107]-[.B107])/[.B107])*100" office:value-type="float" office:value="-1.35732323232323">
            <text:p>-1.357323232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 A#8/Bb8 </text:p>
          </table:table-cell>
          <table:table-cell table:style-name="ce1" office:value-type="float" office:value="7458.62">
            <text:p>7458.62</text:p>
          </table:table-cell>
          <table:table-cell table:formula="of:=1/[.B108]" office:value-type="float" office:value="0.00013407305909136">
            <text:p>0.0001340731</text:p>
          </table:table-cell>
          <table:table-cell table:formula="of:=[.C108]/(1/[.$D$1])" office:value-type="float" office:value="16.75913238642">
            <text:p>16.7591323864</text:p>
          </table:table-cell>
          <table:table-cell table:formula="of:=ROUND([.D108]*2;0)" office:value-type="float" office:value="34">
            <text:p>34</text:p>
          </table:table-cell>
          <table:table-cell table:formula="of:=(1/([.E108]/[.$D$1]))*2" office:value-type="float" office:value="7352.94117647059">
            <text:p>7352.9411764706</text:p>
          </table:table-cell>
          <table:table-cell table:formula="of:=(([.F108]-[.B108])/[.B108])*100" office:value-type="float" office:value="-1.41686831517642">
            <text:p>-1.416868315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8</text:p>
          </table:table-cell>
          <table:table-cell table:style-name="ce1" office:value-type="float" office:value="7902.13">
            <text:p>7902.13</text:p>
          </table:table-cell>
          <table:table-cell table:formula="of:=1/[.B109]" office:value-type="float" office:value="0.000126548158534471">
            <text:p>0.0001265482</text:p>
          </table:table-cell>
          <table:table-cell table:formula="of:=[.C109]/(1/[.$D$1])" office:value-type="float" office:value="15.8185198168089">
            <text:p>15.8185198168</text:p>
          </table:table-cell>
          <table:table-cell table:formula="of:=ROUND([.D109]*2;0)" office:value-type="float" office:value="32">
            <text:p>32</text:p>
          </table:table-cell>
          <table:table-cell table:formula="of:=(1/([.E109]/[.$D$1]))*2" office:value-type="float" office:value="7812.5">
            <text:p>7812.5</text:p>
          </table:table-cell>
          <table:table-cell table:formula="of:=(([.F109]-[.B109])/[.B109])*100" office:value-type="float" office:value="-1.13425114494447">
            <text:p>-1.1342511449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6">2023-12-16</text:date>, <text:time>22:3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3-12-16T19:39:49.90</meta:creation-date>
    <dc:date>2023-12-16T22:36:23.47</dc:date>
    <dc:creator>Andy Palmer</dc:creator>
    <meta:editing-duration>PT1H41M51S</meta:editing-duration>
    <meta:editing-cycles>1</meta:editing-cycles>
    <meta:document-statistic meta:table-count="3" meta:cell-count="762" meta:object-count="0"/>
    <meta:generator>OpenOffice/4.1.7$Win32 OpenOffice.org_project/417m1$Build-9800</meta:generator>
  </office:meta>
</office:document-meta>
</file>